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91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1.57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 style:data-style-name="N71"/>
    <style:style style:name="ce4" style:family="table-cell" style:parent-style-name="Default" style:data-style-name="N108"/>
    <style:style style:name="ce5" style:family="table-cell" style:parent-style-name="Default" style:data-style-name="N71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table table:name="Cuts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>
            <text:p>Adjustments</text:p>
          </table:table-cell>
          <table:table-cell table:style-name="ce2" office:value-type="string">
            <text:p>Inches</text:p>
          </table:table-cell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Casing Width</text:p>
          </table:table-cell>
          <table:table-cell table:style-name="ce3" office:value-type="float" office:value="2.5">
            <text:p>2 <text:s/>1/ 2</text:p>
          </table:table-cell>
          <table:table-cell table:style-name="ce3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Jam Thickness</text:p>
          </table:table-cell>
          <table:table-cell table:style-name="ce3" office:value-type="float" office:value="0.75">
            <text:p><text:s text:c="2"/>3/ 4</text:p>
          </table:table-cell>
          <table:table-cell table:style-name="ce3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Reveal</text:p>
          </table:table-cell>
          <table:table-cell table:style-name="ce3" office:value-type="float" office:value="0.1875">
            <text:p><text:s text:c="2"/>3/16</text:p>
          </table:table-cell>
          <table:table-cell table:style-name="ce3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Stool Ext.</text:p>
          </table:table-cell>
          <table:table-cell table:style-name="ce3" office:value-type="float" office:value="0.75">
            <text:p><text:s text:c="2"/>3/ 4</text:p>
          </table:table-cell>
          <table:table-cell table:style-name="ce3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Jam Notch</text:p>
          </table:table-cell>
          <table:table-cell table:style-name="ce3" office:value-type="float" office:value="0.25">
            <text:p><text:s text:c="2"/>1/ 4</text:p>
          </table:table-cell>
          <table:table-cell table:style-name="ce3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Fillet Thickness</text:p>
          </table:table-cell>
          <table:table-cell table:style-name="ce3" office:value-type="float" office:value="0.375">
            <text:p><text:s text:c="2"/>3/ 8</text:p>
          </table:table-cell>
          <table:table-cell table:style-name="ce3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>
            <text:p>Trim Per Cut</text:p>
          </table:table-cell>
          <table:table-cell table:style-name="ce3" office:value-type="float" office:value="0">
            <text:p>0 <text:s text:c="5"/></text:p>
          </table:table-cell>
          <table:table-cell table:style-name="ce3" table:number-columns-repeated="2"/>
          <table:table-cell/>
          <table:table-cell table:style-name="Default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>
            <text:p>Item ID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Piece</text:p>
          </table:table-cell>
          <table:table-cell table:style-name="ce2" office:value-type="string">
            <text:p>Material</text:p>
          </table:table-cell>
          <table:table-cell table:style-name="ce2" office:value-type="string">
            <text:p>Dim.</text:p>
          </table:table-cell>
          <table:table-cell table:style-name="ce5" office:value-type="string">
            <text:p>Cut</text:p>
          </table:table-cell>
          <table:table-cell/>
          <table:table-cell table:style-name="ce6" table:formula="oooc:=[.C11]  &amp; &quot;,&quot; &amp; [.F11] &amp; &quot;,&quot; &amp; [.H11] &amp; &quot;,&quot; &amp; [.A11]" office:value-type="string" office:string-value="ID,Material,Cut,Item ID">
            <text:p>ID,Material,Cut,Item I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table:formula="oooc:=LOOKUP([.$A12];[TrimItems.$A$2:.$A$100];[TrimItems.$B$2:.$B$100])" office:value-type="string" office:string-value="Kitchen Window">
            <text:p>Kitchen Window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12];[TrimItems.$A$2:.$A$100];[TrimItems.$C$2:.$C$100])" office:value-type="float" office:value="36.25">
            <text:p>36.25</text:p>
          </table:table-cell>
          <table:table-cell table:formula="oooc:=[.G12] - [.$C$4]*2 + [.$C$5]*2 + [.$C$3]*2 + [.$C$4]*2 + [.$C$9]" office:value-type="float" office:value="41.625">
            <text:p>41 <text:s/>5/ 8</text:p>
          </table:table-cell>
          <table:table-cell/>
          <table:table-cell table:formula="oooc:=[.C12]  &amp; &quot;,&quot; &amp; [.F12] &amp; &quot;,&quot; &amp; [.H12] &amp; &quot;,&quot; &amp; OFFSET([.J12];-1*([.D12]-1);-9)" office:value-type="string" office:string-value="1,H-1x5,41.625,1">
            <text:p>1,H-1x5,41.625,1</text:p>
          </table:table-cell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C$2:.$C$100])" office:value-type="float" office:value="36.25">
            <text:p>36.25</text:p>
          </table:table-cell>
          <table:table-cell table:formula="oooc:=[.G13]+[.$C$9]" office:value-type="float" office:value="36.25">
            <text:p>36 <text:s/>1/ 4</text:p>
          </table:table-cell>
          <table:table-cell/>
          <table:table-cell table:formula="oooc:=[.C13]  &amp; &quot;,&quot; &amp; [.F13] &amp; &quot;,&quot; &amp; [.H13] &amp; &quot;,&quot; &amp; OFFSET([.J13];-1*([.D13]-1);-9)" office:value-type="string" office:string-value="2,H-1x3,36.25,1">
            <text:p>2,H-1x3,36.25,1</text:p>
          </table:table-cell>
        </table:table-row>
        <table:table-row table:style-name="ro1">
          <table:table-cell table:number-columns-repeated="2"/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D$2:.$D$100])" office:value-type="float" office:value="36">
            <text:p>36</text:p>
          </table:table-cell>
          <table:table-cell table:formula="oooc:=[.G14]-[.$C$4]*2+[.$C$9]" office:value-type="float" office:value="34.5">
            <text:p>34 <text:s/>1/ 2</text:p>
          </table:table-cell>
          <table:table-cell/>
          <table:table-cell table:formula="oooc:=[.C14]  &amp; &quot;,&quot; &amp; [.F14] &amp; &quot;,&quot; &amp; [.H14] &amp; &quot;,&quot; &amp; OFFSET([.J14];-1*([.D14]-1);-9)" office:value-type="string" office:string-value="3,H-1x3,34.5,1">
            <text:p>3,H-1x3,34.5,1</text:p>
          </table:table-cell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D$2:.$D$100])" office:value-type="float" office:value="36">
            <text:p>36</text:p>
          </table:table-cell>
          <table:table-cell table:formula="oooc:=[.G15]-[.$C$4]*2+[.$C$9]" office:value-type="float" office:value="34.5">
            <text:p>34 <text:s/>1/ 2</text:p>
          </table:table-cell>
          <table:table-cell/>
          <table:table-cell table:formula="oooc:=[.C15]  &amp; &quot;,&quot; &amp; [.F15] &amp; &quot;,&quot; &amp; [.H15] &amp; &quot;,&quot; &amp; OFFSET([.J15];-1*([.D15]-1);-9)" office:value-type="string" office:string-value="4,H-1x3,34.5,1">
            <text:p>4,H-1x3,34.5,1</text:p>
          </table:table-cell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C$2:.$C$100])" office:value-type="float" office:value="36.25">
            <text:p>36.25</text:p>
          </table:table-cell>
          <table:table-cell table:formula="oooc:=[.G16] - [.$C$4]*2 + [.$C$5]*2 + [.$C$3]*2 + [.$C$9]" office:value-type="float" office:value="40.125">
            <text:p>40 <text:s/>1/ 8</text:p>
          </table:table-cell>
          <table:table-cell/>
          <table:table-cell table:formula="oooc:=[.C16]  &amp; &quot;,&quot; &amp; [.F16] &amp; &quot;,&quot; &amp; [.H16] &amp; &quot;,&quot; &amp; OFFSET([.J16];-1*([.D16]-1);-9)" office:value-type="string" office:string-value="5,H-1x3,40.125,1">
            <text:p>5,H-1x3,40.125,1</text:p>
          </table:table-cell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D$2:.$D$100])" office:value-type="float" office:value="36">
            <text:p>36</text:p>
          </table:table-cell>
          <table:table-cell table:formula="oooc:=[.G17] - [.$C$4]*2 + [.$C$5]*2 + [.$C$9]" office:value-type="float" office:value="34.875">
            <text:p>34 <text:s/>7/ 8</text:p>
          </table:table-cell>
          <table:table-cell/>
          <table:table-cell table:formula="oooc:=[.C17]  &amp; &quot;,&quot; &amp; [.F17] &amp; &quot;,&quot; &amp; [.H17] &amp; &quot;,&quot; &amp; OFFSET([.J17];-1*([.D17]-1);-9)" office:value-type="string" office:string-value="6,H-1x3,34.875,1">
            <text:p>6,H-1x3,34.875,1</text:p>
          </table:table-cell>
        </table:table-row>
        <table:table-row table:style-name="ro1">
          <table:table-cell table:number-columns-repeated="2"/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D$2:.$D$100])" office:value-type="float" office:value="36">
            <text:p>36</text:p>
          </table:table-cell>
          <table:table-cell table:formula="oooc:=[.G18] - [.$C$4]*2 + [.$C$5]*2 + [.$C$9]" office:value-type="float" office:value="34.875">
            <text:p>34 <text:s/>7/ 8</text:p>
          </table:table-cell>
          <table:table-cell/>
          <table:table-cell table:formula="oooc:=[.C18]  &amp; &quot;,&quot; &amp; [.F18] &amp; &quot;,&quot; &amp; [.H18] &amp; &quot;,&quot; &amp; OFFSET([.J18];-1*([.D18]-1);-9)" office:value-type="string" office:string-value="7,H-1x3,34.875,1">
            <text:p>7,H-1x3,34.875,1</text:p>
          </table:table-cell>
        </table:table-row>
        <table:table-row table:style-name="ro1">
          <table:table-cell table:number-columns-repeated="2"/>
          <table:table-cell table:style-name="ce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12];[TrimItems.$A$2:.$A$100];[TrimItems.$C$2:.$C$100])" office:value-type="float" office:value="36.25">
            <text:p>36.25</text:p>
          </table:table-cell>
          <table:table-cell table:formula="oooc:=[.G19] - [.$C$4]*2 + [.$C$5]*2 + [.$C$3]*2 + [.$C$9]" office:value-type="float" office:value="40.125">
            <text:p>40 <text:s/>1/ 8</text:p>
          </table:table-cell>
          <table:table-cell/>
          <table:table-cell table:formula="oooc:=[.C19]  &amp; &quot;,&quot; &amp; [.F19] &amp; &quot;,&quot; &amp; [.H19] &amp; &quot;,&quot; &amp; OFFSET([.J19];-1*([.D19]-1);-9)" office:value-type="string" office:string-value="8,H-1x3,40.125,1">
            <text:p>8,H-1x3,40.125,1</text:p>
          </table:table-cell>
        </table:table-row>
        <table:table-row table:style-name="ro1">
          <table:table-cell table:number-columns-repeated="2"/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12];[TrimItems.$A$2:.$A$100];[TrimItems.$C$2:.$C$100])" office:value-type="float" office:value="36.25">
            <text:p>36.25</text:p>
          </table:table-cell>
          <table:table-cell table:formula="oooc:=[.G20] - [.$C$4]*2 + [.$C$5]*2 + [.$C$3]*2 + [.$C$9]" office:value-type="float" office:value="40.125">
            <text:p>40 <text:s/>1/ 8</text:p>
          </table:table-cell>
          <table:table-cell/>
          <table:table-cell table:formula="oooc:=[.C20]  &amp; &quot;,&quot; &amp; [.F20] &amp; &quot;,&quot; &amp; [.H20] &amp; &quot;,&quot; &amp; OFFSET([.J20];-1*([.D20]-1);-9)" office:value-type="string" office:string-value="9,H-1x3/8,40.125,1">
            <text:p>9,H-1x3/8,40.125,1</text:p>
          </table:table-cell>
        </table:table-row>
        <table:table-row table:style-name="ro1">
          <table:table-cell table:number-columns-repeated="2"/>
          <table:table-cell table:style-name="ce1" office:value-type="float" office:value="10">
            <text:p>1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table:formula="oooc:=LOOKUP([.$A22];[TrimItems.$A$2:.$A$100];[TrimItems.$B$2:.$B$100])" office:value-type="string" office:string-value="Living Rm Door 1">
            <text:p>Living Rm Door 1</text:p>
          </table:table-cell>
          <table:table-cell table:style-name="ce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op Jam</text:p>
          </table:table-cell>
          <table:table-cell office:value-type="string">
            <text:p>H-1x5</text:p>
          </table:table-cell>
          <table:table-cell table:style-name="Default" table:formula="oooc:=LOOKUP([.$A22];[TrimItems.$A$2:.$A$100];[TrimItems.$C$2:.$C$100])" office:value-type="float" office:value="33.5">
            <text:p>33.5</text:p>
          </table:table-cell>
          <table:table-cell table:formula="oooc:=[.G22] - [.$C$4]*2 + [.$C$7]*2 + [.$C$9]" office:value-type="float" office:value="32.5">
            <text:p>32 <text:s/>1/ 2</text:p>
          </table:table-cell>
          <table:table-cell/>
          <table:table-cell table:formula="oooc:=[.C22]  &amp; &quot;,&quot; &amp; [.F22] &amp; &quot;,&quot; &amp; [.H22] &amp; &quot;,&quot; &amp; OFFSET([.J22];-1*([.D22]-1);-9)" office:value-type="string" office:string-value="11,H-1x5,32.5,2">
            <text:p>11,H-1x5,32.5,2</text:p>
          </table:table-cell>
        </table:table-row>
        <table:table-row table:style-name="ro1">
          <table:table-cell table:number-columns-repeated="2"/>
          <table:table-cell table:style-name="ce1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ide Jam</text:p>
          </table:table-cell>
          <table:table-cell office:value-type="string">
            <text:p>H-1x5</text:p>
          </table:table-cell>
          <table:table-cell table:style-name="Default" table:formula="oooc:=LOOKUP([.$A22];[TrimItems.$A$2:.$A$100];[TrimItems.$D$2:.$D$100])" office:value-type="float" office:value="83.75">
            <text:p>83.75</text:p>
          </table:table-cell>
          <table:table-cell table:formula="oooc:=[.G23] + [.$C$9]" office:value-type="float" office:value="83.75">
            <text:p>83 <text:s/>3/ 4</text:p>
          </table:table-cell>
          <table:table-cell/>
          <table:table-cell table:formula="oooc:=[.C23]  &amp; &quot;,&quot; &amp; [.F23] &amp; &quot;,&quot; &amp; [.H23] &amp; &quot;,&quot; &amp; OFFSET([.J23];-1*([.D23]-1);-9)" office:value-type="string" office:string-value="12,H-1x5,83.75,2">
            <text:p>12,H-1x5,83.75,2</text:p>
          </table:table-cell>
        </table:table-row>
        <table:table-row table:style-name="ro1">
          <table:table-cell table:number-columns-repeated="2"/>
          <table:table-cell table:style-name="ce1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5</text:p>
          </table:table-cell>
          <table:table-cell table:style-name="Default" table:formula="oooc:=LOOKUP([.$A22];[TrimItems.$A$2:.$A$100];[TrimItems.$D$2:.$D$100])" office:value-type="float" office:value="83.75">
            <text:p>83.75</text:p>
          </table:table-cell>
          <table:table-cell table:formula="oooc:=[.G24] + [.$C$9]" office:value-type="float" office:value="83.75">
            <text:p>83 <text:s/>3/ 4</text:p>
          </table:table-cell>
          <table:table-cell/>
          <table:table-cell table:formula="oooc:=[.C24]  &amp; &quot;,&quot; &amp; [.F24] &amp; &quot;,&quot; &amp; [.H24] &amp; &quot;,&quot; &amp; OFFSET([.J24];-1*([.D24]-1);-9)" office:value-type="string" office:string-value="13,H-1x5,83.75,2">
            <text:p>13,H-1x5,83.75,2</text:p>
          </table:table-cell>
        </table:table-row>
        <table:table-row table:style-name="ro1">
          <table:table-cell table:number-columns-repeated="2"/>
          <table:table-cell table:style-name="ce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22];[TrimItems.$A$2:.$A$100];[TrimItems.$C$2:.$C$100])" office:value-type="float" office:value="33.5">
            <text:p>33.5</text:p>
          </table:table-cell>
          <table:table-cell table:formula="oooc:=[.G25] - [.$C$4]*2 + [.$C$5]*2 + [.$C$3]*2 + [.$C$9]" office:value-type="float" office:value="37.375">
            <text:p>37 <text:s/>3/ 8</text:p>
          </table:table-cell>
          <table:table-cell/>
          <table:table-cell table:formula="oooc:=[.C25]  &amp; &quot;,&quot; &amp; [.F25] &amp; &quot;,&quot; &amp; [.H25] &amp; &quot;,&quot; &amp; OFFSET([.J25];-1*([.D25]-1);-9)" office:value-type="string" office:string-value="14,H-1x3,37.375,2">
            <text:p>14,H-1x3,37.375,2</text:p>
          </table:table-cell>
        </table:table-row>
        <table:table-row table:style-name="ro1">
          <table:table-cell table:number-columns-repeated="2"/>
          <table:table-cell table:style-name="ce1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22];[TrimItems.$A$2:.$A$100];[TrimItems.$C$2:.$C$100])" office:value-type="float" office:value="33.5">
            <text:p>33.5</text:p>
          </table:table-cell>
          <table:table-cell table:formula="oooc:=[.G26] - [.$C$4]*2 + [.$C$5]*2 + [.$C$3]*2 + [.$C$9]" office:value-type="float" office:value="37.375">
            <text:p>37 <text:s/>3/ 8</text:p>
          </table:table-cell>
          <table:table-cell/>
          <table:table-cell table:formula="oooc:=[.C26]  &amp; &quot;,&quot; &amp; [.F26] &amp; &quot;,&quot; &amp; [.H26] &amp; &quot;,&quot; &amp; OFFSET([.J26];-1*([.D26]-1);-9)" office:value-type="string" office:string-value="15,H-1x3,37.375,2">
            <text:p>15,H-1x3,37.375,2</text:p>
          </table:table-cell>
        </table:table-row>
        <table:table-row table:style-name="ro1">
          <table:table-cell table:number-columns-repeated="2"/>
          <table:table-cell table:style-name="ce1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22];[TrimItems.$A$2:.$A$100];[TrimItems.$D$2:.$D$100])" office:value-type="float" office:value="83.75">
            <text:p>83.75</text:p>
          </table:table-cell>
          <table:table-cell table:formula="oooc:=[.G27] + [.$C$5] + [.$C$9]" office:value-type="float" office:value="83.9375">
            <text:p>83 15/16</text:p>
          </table:table-cell>
          <table:table-cell/>
          <table:table-cell table:formula="oooc:=[.C27]  &amp; &quot;,&quot; &amp; [.F27] &amp; &quot;,&quot; &amp; [.H27] &amp; &quot;,&quot; &amp; OFFSET([.J27];-1*([.D27]-1);-9)" office:value-type="string" office:string-value="16,H-1x3,83.9375,2">
            <text:p>16,H-1x3,83.9375,2</text:p>
          </table:table-cell>
        </table:table-row>
        <table:table-row table:style-name="ro1">
          <table:table-cell table:number-columns-repeated="2"/>
          <table:table-cell table:style-name="ce1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22];[TrimItems.$A$2:.$A$100];[TrimItems.$D$2:.$D$100])" office:value-type="float" office:value="83.75">
            <text:p>83.75</text:p>
          </table:table-cell>
          <table:table-cell table:formula="oooc:=[.G28] + [.$C$5] + [.$C$9]" office:value-type="float" office:value="83.9375">
            <text:p>83 15/16</text:p>
          </table:table-cell>
          <table:table-cell/>
          <table:table-cell table:formula="oooc:=[.C28]  &amp; &quot;,&quot; &amp; [.F28] &amp; &quot;,&quot; &amp; [.H28] &amp; &quot;,&quot; &amp; OFFSET([.J28];-1*([.D28]-1);-9)" office:value-type="string" office:string-value="17,H-1x3,83.9375,2">
            <text:p>17,H-1x3,83.9375,2</text:p>
          </table:table-cell>
        </table:table-row>
        <table:table-row table:style-name="ro1">
          <table:table-cell table:number-columns-repeated="2"/>
          <table:table-cell table:style-name="ce1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22];[TrimItems.$A$2:.$A$100];[TrimItems.$D$2:.$D$100])" office:value-type="float" office:value="83.75">
            <text:p>83.75</text:p>
          </table:table-cell>
          <table:table-cell table:formula="oooc:=[.G29] + [.$C$5] + [.$C$9]" office:value-type="float" office:value="83.9375">
            <text:p>83 15/16</text:p>
          </table:table-cell>
          <table:table-cell/>
          <table:table-cell table:formula="oooc:=[.C29]  &amp; &quot;,&quot; &amp; [.F29] &amp; &quot;,&quot; &amp; [.H29] &amp; &quot;,&quot; &amp; OFFSET([.J29];-1*([.D29]-1);-9)" office:value-type="string" office:string-value="18,H-1x3,83.9375,2">
            <text:p>18,H-1x3,83.9375,2</text:p>
          </table:table-cell>
        </table:table-row>
        <table:table-row table:style-name="ro1">
          <table:table-cell table:number-columns-repeated="2"/>
          <table:table-cell table:style-name="ce1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22];[TrimItems.$A$2:.$A$100];[TrimItems.$D$2:.$D$100])" office:value-type="float" office:value="83.75">
            <text:p>83.75</text:p>
          </table:table-cell>
          <table:table-cell table:formula="oooc:=[.G30] + [.$C$5] + [.$C$9]" office:value-type="float" office:value="83.9375">
            <text:p>83 15/16</text:p>
          </table:table-cell>
          <table:table-cell/>
          <table:table-cell table:formula="oooc:=[.C30]  &amp; &quot;,&quot; &amp; [.F30] &amp; &quot;,&quot; &amp; [.H30] &amp; &quot;,&quot; &amp; OFFSET([.J30];-1*([.D30]-1);-9)" office:value-type="string" office:string-value="19,H-1x3,83.9375,2">
            <text:p>19,H-1x3,83.9375,2</text:p>
          </table:table-cell>
        </table:table-row>
        <table:table-row table:style-name="ro1">
          <table:table-cell table:number-columns-repeated="2"/>
          <table:table-cell table:style-name="ce1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22];[TrimItems.$A$2:.$A$100];[TrimItems.$C$2:.$C$100])" office:value-type="float" office:value="33.5">
            <text:p>33.5</text:p>
          </table:table-cell>
          <table:table-cell table:formula="oooc:=[.G31] - [.$C$4]*2 + [.$C$5]*2 + [.$C$3]*2 + [.$C$9]" office:value-type="float" office:value="37.375">
            <text:p>37 <text:s/>3/ 8</text:p>
          </table:table-cell>
          <table:table-cell/>
          <table:table-cell table:formula="oooc:=[.C31]  &amp; &quot;,&quot; &amp; [.F31] &amp; &quot;,&quot; &amp; [.H31] &amp; &quot;,&quot; &amp; OFFSET([.J31];-1*([.D31]-1);-9)" office:value-type="string" office:string-value="20,H-1x3/8,37.375,2">
            <text:p>20,H-1x3/8,37.375,2</text:p>
          </table:table-cell>
        </table:table-row>
        <table:table-row table:style-name="ro1">
          <table:table-cell table:number-columns-repeated="2"/>
          <table:table-cell table:style-name="ce1"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22];[TrimItems.$A$2:.$A$100];[TrimItems.$C$2:.$C$100])" office:value-type="float" office:value="33.5">
            <text:p>33.5</text:p>
          </table:table-cell>
          <table:table-cell table:formula="oooc:=[.G32] - [.$C$4]*2 + [.$C$5]*2 + [.$C$3]*2 + [.$C$9]" office:value-type="float" office:value="37.375">
            <text:p>37 <text:s/>3/ 8</text:p>
          </table:table-cell>
          <table:table-cell/>
          <table:table-cell table:formula="oooc:=[.C32]  &amp; &quot;,&quot; &amp; [.F32] &amp; &quot;,&quot; &amp; [.H32] &amp; &quot;,&quot; &amp; OFFSET([.J32];-1*([.D32]-1);-9)" office:value-type="string" office:string-value="21,H-1x3/8,37.375,2">
            <text:p>21,H-1x3/8,37.375,2</text:p>
          </table:table-cell>
        </table:table-row>
        <table:table-row table:style-name="ro1">
          <table:table-cell table:number-columns-repeated="2"/>
          <table:table-cell table:style-name="ce1" office:value-type="float" office:value="22">
            <text:p>22</text:p>
          </table:table-cell>
          <table:table-cell table:number-columns-repeated="3"/>
          <table:table-cell table:style-name="Default"/>
          <table:table-cell/>
          <table:table-cell table:style-name="ce1"/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table:formula="oooc:=LOOKUP([.$A34];[TrimItems.$A$2:.$A$100];[TrimItems.$B$2:.$B$100])" office:value-type="string" office:string-value="Office">
            <text:p>Office</text:p>
          </table:table-cell>
          <table:table-cell table:style-name="ce1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34];[TrimItems.$A$2:.$A$100];[TrimItems.$C$2:.$C$100])" office:value-type="float" office:value="71.5">
            <text:p>71.5</text:p>
          </table:table-cell>
          <table:table-cell table:formula="oooc:=[.G34] - [.$C$4]*2 + [.$C$5]*2 + [.$C$3]*2 + [.$C$4]*2 + [.$C$9]" office:value-type="float" office:value="76.875">
            <text:p>76 <text:s/>7/ 8</text:p>
          </table:table-cell>
          <table:table-cell/>
          <table:table-cell table:formula="oooc:=[.C34]  &amp; &quot;,&quot; &amp; [.F34] &amp; &quot;,&quot; &amp; [.H34] &amp; &quot;,&quot; &amp; OFFSET([.J34];-1*([.D34]-1);-9)" office:value-type="string" office:string-value="23,H-1x5,76.875,3">
            <text:p>23,H-1x5,76.875,3</text:p>
          </table:table-cell>
        </table:table-row>
        <table:table-row table:style-name="ro1">
          <table:table-cell table:number-columns-repeated="2"/>
          <table:table-cell table:style-name="ce1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C$2:.$C$100])" office:value-type="float" office:value="71.5">
            <text:p>71.5</text:p>
          </table:table-cell>
          <table:table-cell table:formula="oooc:=[.G35]+[.$C$9]" office:value-type="float" office:value="71.5">
            <text:p>71 <text:s/>1/ 2</text:p>
          </table:table-cell>
          <table:table-cell/>
          <table:table-cell table:formula="oooc:=[.C35]  &amp; &quot;,&quot; &amp; [.F35] &amp; &quot;,&quot; &amp; [.H35] &amp; &quot;,&quot; &amp; OFFSET([.J35];-1*([.D35]-1);-9)" office:value-type="string" office:string-value="24,H-1x3,71.5,3">
            <text:p>24,H-1x3,71.5,3</text:p>
          </table:table-cell>
        </table:table-row>
        <table:table-row table:style-name="ro1">
          <table:table-cell table:number-columns-repeated="2"/>
          <table:table-cell table:style-name="ce1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D$2:.$D$100])" office:value-type="float" office:value="35.5">
            <text:p>35.5</text:p>
          </table:table-cell>
          <table:table-cell table:formula="oooc:=[.G36]-[.$C$4]*2+[.$C$9]" office:value-type="float" office:value="34">
            <text:p>34 <text:s text:c="5"/></text:p>
          </table:table-cell>
          <table:table-cell/>
          <table:table-cell table:formula="oooc:=[.C36]  &amp; &quot;,&quot; &amp; [.F36] &amp; &quot;,&quot; &amp; [.H36] &amp; &quot;,&quot; &amp; OFFSET([.J36];-1*([.D36]-1);-9)" office:value-type="string" office:string-value="25,H-1x3,34,3">
            <text:p>25,H-1x3,34,3</text:p>
          </table:table-cell>
        </table:table-row>
        <table:table-row table:style-name="ro1">
          <table:table-cell table:number-columns-repeated="2"/>
          <table:table-cell table:style-name="ce1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D$2:.$D$100])" office:value-type="float" office:value="35.5">
            <text:p>35.5</text:p>
          </table:table-cell>
          <table:table-cell table:formula="oooc:=[.G37]-[.$C$4]*2+[.$C$9]" office:value-type="float" office:value="34">
            <text:p>34 <text:s text:c="5"/></text:p>
          </table:table-cell>
          <table:table-cell/>
          <table:table-cell table:formula="oooc:=[.C37]  &amp; &quot;,&quot; &amp; [.F37] &amp; &quot;,&quot; &amp; [.H37] &amp; &quot;,&quot; &amp; OFFSET([.J37];-1*([.D37]-1);-9)" office:value-type="string" office:string-value="26,H-1x3,34,3">
            <text:p>26,H-1x3,34,3</text:p>
          </table:table-cell>
        </table:table-row>
        <table:table-row table:style-name="ro1">
          <table:table-cell table:number-columns-repeated="2"/>
          <table:table-cell table:style-name="ce1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C$2:.$C$100])" office:value-type="float" office:value="71.5">
            <text:p>71.5</text:p>
          </table:table-cell>
          <table:table-cell table:formula="oooc:=[.G38] - [.$C$4]*2 + [.$C$5]*2 + [.$C$3]*2 + [.$C$9]" office:value-type="float" office:value="75.375">
            <text:p>75 <text:s/>3/ 8</text:p>
          </table:table-cell>
          <table:table-cell/>
          <table:table-cell table:formula="oooc:=[.C38]  &amp; &quot;,&quot; &amp; [.F38] &amp; &quot;,&quot; &amp; [.H38] &amp; &quot;,&quot; &amp; OFFSET([.J38];-1*([.D38]-1);-9)" office:value-type="string" office:string-value="27,H-1x3,75.375,3">
            <text:p>27,H-1x3,75.375,3</text:p>
          </table:table-cell>
        </table:table-row>
        <table:table-row table:style-name="ro1">
          <table:table-cell table:number-columns-repeated="2"/>
          <table:table-cell table:style-name="ce1"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D$2:.$D$100])" office:value-type="float" office:value="35.5">
            <text:p>35.5</text:p>
          </table:table-cell>
          <table:table-cell table:formula="oooc:=[.G39] - [.$C$4]*2 + [.$C$5]*2 + [.$C$9]" office:value-type="float" office:value="34.375">
            <text:p>34 <text:s/>3/ 8</text:p>
          </table:table-cell>
          <table:table-cell/>
          <table:table-cell table:formula="oooc:=[.C39]  &amp; &quot;,&quot; &amp; [.F39] &amp; &quot;,&quot; &amp; [.H39] &amp; &quot;,&quot; &amp; OFFSET([.J39];-1*([.D39]-1);-9)" office:value-type="string" office:string-value="28,H-1x3,34.375,3">
            <text:p>28,H-1x3,34.375,3</text:p>
          </table:table-cell>
        </table:table-row>
        <table:table-row table:style-name="ro1">
          <table:table-cell table:number-columns-repeated="2"/>
          <table:table-cell table:style-name="ce1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D$2:.$D$100])" office:value-type="float" office:value="35.5">
            <text:p>35.5</text:p>
          </table:table-cell>
          <table:table-cell table:formula="oooc:=[.G40] - [.$C$4]*2 + [.$C$5]*2 + [.$C$9]" office:value-type="float" office:value="34.375">
            <text:p>34 <text:s/>3/ 8</text:p>
          </table:table-cell>
          <table:table-cell/>
          <table:table-cell table:formula="oooc:=[.C40]  &amp; &quot;,&quot; &amp; [.F40] &amp; &quot;,&quot; &amp; [.H40] &amp; &quot;,&quot; &amp; OFFSET([.J40];-1*([.D40]-1);-9)" office:value-type="string" office:string-value="29,H-1x3,34.375,3">
            <text:p>29,H-1x3,34.375,3</text:p>
          </table:table-cell>
        </table:table-row>
        <table:table-row table:style-name="ro1">
          <table:table-cell table:number-columns-repeated="2"/>
          <table:table-cell table:style-name="ce1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34];[TrimItems.$A$2:.$A$100];[TrimItems.$C$2:.$C$100])" office:value-type="float" office:value="71.5">
            <text:p>71.5</text:p>
          </table:table-cell>
          <table:table-cell table:formula="oooc:=[.G41] - [.$C$4]*2 + [.$C$5]*2 + [.$C$3]*2 + [.$C$9]" office:value-type="float" office:value="75.375">
            <text:p>75 <text:s/>3/ 8</text:p>
          </table:table-cell>
          <table:table-cell/>
          <table:table-cell table:formula="oooc:=[.C41]  &amp; &quot;,&quot; &amp; [.F41] &amp; &quot;,&quot; &amp; [.H41] &amp; &quot;,&quot; &amp; OFFSET([.J41];-1*([.D41]-1);-9)" office:value-type="string" office:string-value="30,H-1x3,75.375,3">
            <text:p>30,H-1x3,75.375,3</text:p>
          </table:table-cell>
        </table:table-row>
        <table:table-row table:style-name="ro1">
          <table:table-cell table:number-columns-repeated="2"/>
          <table:table-cell table:style-name="ce1"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34];[TrimItems.$A$2:.$A$100];[TrimItems.$C$2:.$C$100])" office:value-type="float" office:value="71.5">
            <text:p>71.5</text:p>
          </table:table-cell>
          <table:table-cell table:formula="oooc:=[.G42] - [.$C$4]*2 + [.$C$5]*2 + [.$C$3]*2 + [.$C$9]" office:value-type="float" office:value="75.375">
            <text:p>75 <text:s/>3/ 8</text:p>
          </table:table-cell>
          <table:table-cell/>
          <table:table-cell table:formula="oooc:=[.C42]  &amp; &quot;,&quot; &amp; [.F42] &amp; &quot;,&quot; &amp; [.H42] &amp; &quot;,&quot; &amp; OFFSET([.J42];-1*([.D42]-1);-9)" office:value-type="string" office:string-value="31,H-1x3/8,75.375,3">
            <text:p>31,H-1x3/8,75.375,3</text:p>
          </table:table-cell>
        </table:table-row>
        <table:table-row table:style-name="ro1">
          <table:table-cell table:number-columns-repeated="2"/>
          <table:table-cell table:style-name="ce1" office:value-type="float" office:value="32">
            <text:p>3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ooc:=LOOKUP([.$A44];[TrimItems.$A$2:.$A$100];[TrimItems.$B$2:.$B$100])" office:value-type="string" office:string-value="Guest Room">
            <text:p>Guest Room</text:p>
          </table:table-cell>
          <table:table-cell table:style-name="ce1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44];[TrimItems.$A$2:.$A$100];[TrimItems.$C$2:.$C$100])" office:value-type="float" office:value="71.5">
            <text:p>71.5</text:p>
          </table:table-cell>
          <table:table-cell table:formula="oooc:=[.G44] - [.$C$4]*2 + [.$C$5]*2 + [.$C$3]*2 + [.$C$4]*2 + [.$C$9]" office:value-type="float" office:value="76.875">
            <text:p>76 <text:s/>7/ 8</text:p>
          </table:table-cell>
          <table:table-cell/>
          <table:table-cell table:formula="oooc:=[.C44]  &amp; &quot;,&quot; &amp; [.F44] &amp; &quot;,&quot; &amp; [.H44] &amp; &quot;,&quot; &amp; OFFSET([.J44];-1*([.D44]-1);-9)" office:value-type="string" office:string-value="33,H-1x5,76.875,4">
            <text:p>33,H-1x5,76.875,4</text:p>
          </table:table-cell>
        </table:table-row>
        <table:table-row table:style-name="ro1">
          <table:table-cell table:number-columns-repeated="2"/>
          <table:table-cell table:style-name="ce1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C$2:.$C$100])" office:value-type="float" office:value="71.5">
            <text:p>71.5</text:p>
          </table:table-cell>
          <table:table-cell table:formula="oooc:=[.G45]+[.$C$9]" office:value-type="float" office:value="71.5">
            <text:p>71 <text:s/>1/ 2</text:p>
          </table:table-cell>
          <table:table-cell/>
          <table:table-cell table:formula="oooc:=[.C45]  &amp; &quot;,&quot; &amp; [.F45] &amp; &quot;,&quot; &amp; [.H45] &amp; &quot;,&quot; &amp; OFFSET([.J45];-1*([.D45]-1);-9)" office:value-type="string" office:string-value="34,H-1x3,71.5,4">
            <text:p>34,H-1x3,71.5,4</text:p>
          </table:table-cell>
        </table:table-row>
        <table:table-row table:style-name="ro1">
          <table:table-cell table:number-columns-repeated="2"/>
          <table:table-cell table:style-name="ce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D$2:.$D$100])" office:value-type="float" office:value="35.5">
            <text:p>35.5</text:p>
          </table:table-cell>
          <table:table-cell table:formula="oooc:=[.G46]-[.$C$4]*2+[.$C$9]" office:value-type="float" office:value="34">
            <text:p>34 <text:s text:c="5"/></text:p>
          </table:table-cell>
          <table:table-cell/>
          <table:table-cell table:formula="oooc:=[.C46]  &amp; &quot;,&quot; &amp; [.F46] &amp; &quot;,&quot; &amp; [.H46] &amp; &quot;,&quot; &amp; OFFSET([.J46];-1*([.D46]-1);-9)" office:value-type="string" office:string-value="35,H-1x3,34,4">
            <text:p>35,H-1x3,34,4</text:p>
          </table:table-cell>
        </table:table-row>
        <table:table-row table:style-name="ro1">
          <table:table-cell table:number-columns-repeated="2"/>
          <table:table-cell table:style-name="ce1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D$2:.$D$100])" office:value-type="float" office:value="35.5">
            <text:p>35.5</text:p>
          </table:table-cell>
          <table:table-cell table:formula="oooc:=[.G47]-[.$C$4]*2+[.$C$9]" office:value-type="float" office:value="34">
            <text:p>34 <text:s text:c="5"/></text:p>
          </table:table-cell>
          <table:table-cell/>
          <table:table-cell table:formula="oooc:=[.C47]  &amp; &quot;,&quot; &amp; [.F47] &amp; &quot;,&quot; &amp; [.H47] &amp; &quot;,&quot; &amp; OFFSET([.J47];-1*([.D47]-1);-9)" office:value-type="string" office:string-value="36,H-1x3,34,4">
            <text:p>36,H-1x3,34,4</text:p>
          </table:table-cell>
        </table:table-row>
        <table:table-row table:style-name="ro1">
          <table:table-cell table:number-columns-repeated="2"/>
          <table:table-cell table:style-name="ce1"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C$2:.$C$100])" office:value-type="float" office:value="71.5">
            <text:p>71.5</text:p>
          </table:table-cell>
          <table:table-cell table:formula="oooc:=[.G48] - [.$C$4]*2 + [.$C$5]*2 + [.$C$3]*2 + [.$C$9]" office:value-type="float" office:value="75.375">
            <text:p>75 <text:s/>3/ 8</text:p>
          </table:table-cell>
          <table:table-cell/>
          <table:table-cell table:formula="oooc:=[.C48]  &amp; &quot;,&quot; &amp; [.F48] &amp; &quot;,&quot; &amp; [.H48] &amp; &quot;,&quot; &amp; OFFSET([.J48];-1*([.D48]-1);-9)" office:value-type="string" office:string-value="37,H-1x3,75.375,4">
            <text:p>37,H-1x3,75.375,4</text:p>
          </table:table-cell>
        </table:table-row>
        <table:table-row table:style-name="ro1">
          <table:table-cell table:number-columns-repeated="2"/>
          <table:table-cell table:style-name="ce1"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D$2:.$D$100])" office:value-type="float" office:value="35.5">
            <text:p>35.5</text:p>
          </table:table-cell>
          <table:table-cell table:formula="oooc:=[.G49] - [.$C$4]*2 + [.$C$5]*2 + [.$C$9]" office:value-type="float" office:value="34.375">
            <text:p>34 <text:s/>3/ 8</text:p>
          </table:table-cell>
          <table:table-cell/>
          <table:table-cell table:formula="oooc:=[.C49]  &amp; &quot;,&quot; &amp; [.F49] &amp; &quot;,&quot; &amp; [.H49] &amp; &quot;,&quot; &amp; OFFSET([.J49];-1*([.D49]-1);-9)" office:value-type="string" office:string-value="38,H-1x3,34.375,4">
            <text:p>38,H-1x3,34.375,4</text:p>
          </table:table-cell>
        </table:table-row>
        <table:table-row table:style-name="ro1">
          <table:table-cell table:number-columns-repeated="2"/>
          <table:table-cell table:style-name="ce1"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D$2:.$D$100])" office:value-type="float" office:value="35.5">
            <text:p>35.5</text:p>
          </table:table-cell>
          <table:table-cell table:formula="oooc:=[.G50] - [.$C$4]*2 + [.$C$5]*2 + [.$C$9]" office:value-type="float" office:value="34.375">
            <text:p>34 <text:s/>3/ 8</text:p>
          </table:table-cell>
          <table:table-cell/>
          <table:table-cell table:formula="oooc:=[.C50]  &amp; &quot;,&quot; &amp; [.F50] &amp; &quot;,&quot; &amp; [.H50] &amp; &quot;,&quot; &amp; OFFSET([.J50];-1*([.D50]-1);-9)" office:value-type="string" office:string-value="39,H-1x3,34.375,4">
            <text:p>39,H-1x3,34.375,4</text:p>
          </table:table-cell>
        </table:table-row>
        <table:table-row table:style-name="ro1">
          <table:table-cell table:number-columns-repeated="2"/>
          <table:table-cell table:style-name="ce1"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44];[TrimItems.$A$2:.$A$100];[TrimItems.$C$2:.$C$100])" office:value-type="float" office:value="71.5">
            <text:p>71.5</text:p>
          </table:table-cell>
          <table:table-cell table:formula="oooc:=[.G51] - [.$C$4]*2 + [.$C$5]*2 + [.$C$3]*2 + [.$C$9]" office:value-type="float" office:value="75.375">
            <text:p>75 <text:s/>3/ 8</text:p>
          </table:table-cell>
          <table:table-cell/>
          <table:table-cell table:formula="oooc:=[.C51]  &amp; &quot;,&quot; &amp; [.F51] &amp; &quot;,&quot; &amp; [.H51] &amp; &quot;,&quot; &amp; OFFSET([.J51];-1*([.D51]-1);-9)" office:value-type="string" office:string-value="40,H-1x3,75.375,4">
            <text:p>40,H-1x3,75.375,4</text:p>
          </table:table-cell>
        </table:table-row>
        <table:table-row table:style-name="ro1">
          <table:table-cell table:number-columns-repeated="2"/>
          <table:table-cell table:style-name="ce1"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44];[TrimItems.$A$2:.$A$100];[TrimItems.$C$2:.$C$100])" office:value-type="float" office:value="71.5">
            <text:p>71.5</text:p>
          </table:table-cell>
          <table:table-cell table:formula="oooc:=[.G52] - [.$C$4]*2 + [.$C$5]*2 + [.$C$3]*2 + [.$C$9]" office:value-type="float" office:value="75.375">
            <text:p>75 <text:s/>3/ 8</text:p>
          </table:table-cell>
          <table:table-cell/>
          <table:table-cell table:formula="oooc:=[.C52]  &amp; &quot;,&quot; &amp; [.F52] &amp; &quot;,&quot; &amp; [.H52] &amp; &quot;,&quot; &amp; OFFSET([.J52];-1*([.D52]-1);-9)" office:value-type="string" office:string-value="41,H-1x3/8,75.375,4">
            <text:p>41,H-1x3/8,75.375,4</text:p>
          </table:table-cell>
        </table:table-row>
        <table:table-row table:style-name="ro1">
          <table:table-cell table:number-columns-repeated="2"/>
          <table:table-cell table:style-name="ce1" office:value-type="float" office:value="42">
            <text:p>4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" table:formula="oooc:=LOOKUP([.$A54];[TrimItems.$A$2:.$A$100];[TrimItems.$B$2:.$B$100])" office:value-type="string" office:string-value="Master Bed">
            <text:p>Master Bed</text:p>
          </table:table-cell>
          <table:table-cell table:style-name="ce1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54];[TrimItems.$A$2:.$A$100];[TrimItems.$C$2:.$C$100])" office:value-type="float" office:value="71.5">
            <text:p>71.5</text:p>
          </table:table-cell>
          <table:table-cell table:formula="oooc:=[.G54] - [.$C$4]*2 + [.$C$5]*2 + [.$C$3]*2 + [.$C$4]*2 + [.$C$9]" office:value-type="float" office:value="76.875">
            <text:p>76 <text:s/>7/ 8</text:p>
          </table:table-cell>
          <table:table-cell/>
          <table:table-cell table:formula="oooc:=[.C54]  &amp; &quot;,&quot; &amp; [.F54] &amp; &quot;,&quot; &amp; [.H54] &amp; &quot;,&quot; &amp; OFFSET([.J54];-1*([.D54]-1);-9)" office:value-type="string" office:string-value="43,H-1x5,76.875,5">
            <text:p>43,H-1x5,76.875,5</text:p>
          </table:table-cell>
        </table:table-row>
        <table:table-row table:style-name="ro1">
          <table:table-cell table:number-columns-repeated="2"/>
          <table:table-cell table:style-name="ce1"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C$2:.$C$100])" office:value-type="float" office:value="71.5">
            <text:p>71.5</text:p>
          </table:table-cell>
          <table:table-cell table:formula="oooc:=[.G55]+[.$C$9]" office:value-type="float" office:value="71.5">
            <text:p>71 <text:s/>1/ 2</text:p>
          </table:table-cell>
          <table:table-cell/>
          <table:table-cell table:formula="oooc:=[.C55]  &amp; &quot;,&quot; &amp; [.F55] &amp; &quot;,&quot; &amp; [.H55] &amp; &quot;,&quot; &amp; OFFSET([.J55];-1*([.D55]-1);-9)" office:value-type="string" office:string-value="44,H-1x3,71.5,5">
            <text:p>44,H-1x3,71.5,5</text:p>
          </table:table-cell>
        </table:table-row>
        <table:table-row table:style-name="ro1">
          <table:table-cell table:number-columns-repeated="2"/>
          <table:table-cell table:style-name="ce1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D$2:.$D$100])" office:value-type="float" office:value="35.5">
            <text:p>35.5</text:p>
          </table:table-cell>
          <table:table-cell table:formula="oooc:=[.G56]-[.$C$4]*2+[.$C$9]" office:value-type="float" office:value="34">
            <text:p>34 <text:s text:c="5"/></text:p>
          </table:table-cell>
          <table:table-cell/>
          <table:table-cell table:formula="oooc:=[.C56]  &amp; &quot;,&quot; &amp; [.F56] &amp; &quot;,&quot; &amp; [.H56] &amp; &quot;,&quot; &amp; OFFSET([.J56];-1*([.D56]-1);-9)" office:value-type="string" office:string-value="45,H-1x3,34,5">
            <text:p>45,H-1x3,34,5</text:p>
          </table:table-cell>
        </table:table-row>
        <table:table-row table:style-name="ro1">
          <table:table-cell table:number-columns-repeated="2"/>
          <table:table-cell table:style-name="ce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D$2:.$D$100])" office:value-type="float" office:value="35.5">
            <text:p>35.5</text:p>
          </table:table-cell>
          <table:table-cell table:formula="oooc:=[.G57]-[.$C$4]*2+[.$C$9]" office:value-type="float" office:value="34">
            <text:p>34 <text:s text:c="5"/></text:p>
          </table:table-cell>
          <table:table-cell/>
          <table:table-cell table:formula="oooc:=[.C57]  &amp; &quot;,&quot; &amp; [.F57] &amp; &quot;,&quot; &amp; [.H57] &amp; &quot;,&quot; &amp; OFFSET([.J57];-1*([.D57]-1);-9)" office:value-type="string" office:string-value="46,H-1x3,34,5">
            <text:p>46,H-1x3,34,5</text:p>
          </table:table-cell>
        </table:table-row>
        <table:table-row table:style-name="ro1">
          <table:table-cell table:number-columns-repeated="2"/>
          <table:table-cell table:style-name="ce1"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C$2:.$C$100])" office:value-type="float" office:value="71.5">
            <text:p>71.5</text:p>
          </table:table-cell>
          <table:table-cell table:formula="oooc:=[.G58] - [.$C$4]*2 + [.$C$5]*2 + [.$C$3]*2 + [.$C$9]" office:value-type="float" office:value="75.375">
            <text:p>75 <text:s/>3/ 8</text:p>
          </table:table-cell>
          <table:table-cell/>
          <table:table-cell table:formula="oooc:=[.C58]  &amp; &quot;,&quot; &amp; [.F58] &amp; &quot;,&quot; &amp; [.H58] &amp; &quot;,&quot; &amp; OFFSET([.J58];-1*([.D58]-1);-9)" office:value-type="string" office:string-value="47,H-1x3,75.375,5">
            <text:p>47,H-1x3,75.375,5</text:p>
          </table:table-cell>
        </table:table-row>
        <table:table-row table:style-name="ro1">
          <table:table-cell table:number-columns-repeated="2"/>
          <table:table-cell table:style-name="ce1"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D$2:.$D$100])" office:value-type="float" office:value="35.5">
            <text:p>35.5</text:p>
          </table:table-cell>
          <table:table-cell table:formula="oooc:=[.G59] - [.$C$4]*2 + [.$C$5]*2 + [.$C$9]" office:value-type="float" office:value="34.375">
            <text:p>34 <text:s/>3/ 8</text:p>
          </table:table-cell>
          <table:table-cell/>
          <table:table-cell table:formula="oooc:=[.C59]  &amp; &quot;,&quot; &amp; [.F59] &amp; &quot;,&quot; &amp; [.H59] &amp; &quot;,&quot; &amp; OFFSET([.J59];-1*([.D59]-1);-9)" office:value-type="string" office:string-value="48,H-1x3,34.375,5">
            <text:p>48,H-1x3,34.375,5</text:p>
          </table:table-cell>
        </table:table-row>
        <table:table-row table:style-name="ro1">
          <table:table-cell table:number-columns-repeated="2"/>
          <table:table-cell table:style-name="ce1"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D$2:.$D$100])" office:value-type="float" office:value="35.5">
            <text:p>35.5</text:p>
          </table:table-cell>
          <table:table-cell table:formula="oooc:=[.G60] - [.$C$4]*2 + [.$C$5]*2 + [.$C$9]" office:value-type="float" office:value="34.375">
            <text:p>34 <text:s/>3/ 8</text:p>
          </table:table-cell>
          <table:table-cell/>
          <table:table-cell table:formula="oooc:=[.C60]  &amp; &quot;,&quot; &amp; [.F60] &amp; &quot;,&quot; &amp; [.H60] &amp; &quot;,&quot; &amp; OFFSET([.J60];-1*([.D60]-1);-9)" office:value-type="string" office:string-value="49,H-1x3,34.375,5">
            <text:p>49,H-1x3,34.375,5</text:p>
          </table:table-cell>
        </table:table-row>
        <table:table-row table:style-name="ro1">
          <table:table-cell table:number-columns-repeated="2"/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54];[TrimItems.$A$2:.$A$100];[TrimItems.$C$2:.$C$100])" office:value-type="float" office:value="71.5">
            <text:p>71.5</text:p>
          </table:table-cell>
          <table:table-cell table:formula="oooc:=[.G61] - [.$C$4]*2 + [.$C$5]*2 + [.$C$3]*2 + [.$C$9]" office:value-type="float" office:value="75.375">
            <text:p>75 <text:s/>3/ 8</text:p>
          </table:table-cell>
          <table:table-cell/>
          <table:table-cell table:formula="oooc:=[.C61]  &amp; &quot;,&quot; &amp; [.F61] &amp; &quot;,&quot; &amp; [.H61] &amp; &quot;,&quot; &amp; OFFSET([.J61];-1*([.D61]-1);-9)" office:value-type="string" office:string-value="50,H-1x3,75.375,5">
            <text:p>50,H-1x3,75.375,5</text:p>
          </table:table-cell>
        </table:table-row>
        <table:table-row table:style-name="ro1">
          <table:table-cell table:number-columns-repeated="2"/>
          <table:table-cell table:style-name="ce1"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54];[TrimItems.$A$2:.$A$100];[TrimItems.$C$2:.$C$100])" office:value-type="float" office:value="71.5">
            <text:p>71.5</text:p>
          </table:table-cell>
          <table:table-cell table:formula="oooc:=[.G62] - [.$C$4]*2 + [.$C$5]*2 + [.$C$3]*2 + [.$C$9]" office:value-type="float" office:value="75.375">
            <text:p>75 <text:s/>3/ 8</text:p>
          </table:table-cell>
          <table:table-cell/>
          <table:table-cell table:formula="oooc:=[.C62]  &amp; &quot;,&quot; &amp; [.F62] &amp; &quot;,&quot; &amp; [.H62] &amp; &quot;,&quot; &amp; OFFSET([.J62];-1*([.D62]-1);-9)" office:value-type="string" office:string-value="51,H-1x3/8,75.375,5">
            <text:p>51,H-1x3/8,75.375,5</text:p>
          </table:table-cell>
        </table:table-row>
        <table:table-row table:style-name="ro1">
          <table:table-cell table:number-columns-repeated="2"/>
          <table:table-cell table:style-name="ce1"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" table:formula="oooc:=LOOKUP([.$A64];[TrimItems.$A$2:.$A$100];[TrimItems.$B$2:.$B$100])" office:value-type="string" office:string-value="Master Bath">
            <text:p>Master Bath</text:p>
          </table:table-cell>
          <table:table-cell table:style-name="ce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64];[TrimItems.$A$2:.$A$100];[TrimItems.$C$2:.$C$100])" office:value-type="float" office:value="35.5">
            <text:p>35.5</text:p>
          </table:table-cell>
          <table:table-cell table:formula="oooc:=[.G64] - [.$C$4]*2 + [.$C$5]*2 + [.$C$3]*2 + [.$C$4]*2 + [.$C$9]" office:value-type="float" office:value="40.875">
            <text:p>40 <text:s/>7/ 8</text:p>
          </table:table-cell>
          <table:table-cell/>
          <table:table-cell table:formula="oooc:=[.C64]  &amp; &quot;,&quot; &amp; [.F64] &amp; &quot;,&quot; &amp; [.H64] &amp; &quot;,&quot; &amp; OFFSET([.J64];-1*([.D64]-1);-9)" office:value-type="string" office:string-value="53,H-1x5,40.875,6">
            <text:p>53,H-1x5,40.875,6</text:p>
          </table:table-cell>
        </table:table-row>
        <table:table-row table:style-name="ro1">
          <table:table-cell table:number-columns-repeated="2"/>
          <table:table-cell table:style-name="ce1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C$2:.$C$100])" office:value-type="float" office:value="35.5">
            <text:p>35.5</text:p>
          </table:table-cell>
          <table:table-cell table:formula="oooc:=[.G65]+[.$C$9]" office:value-type="float" office:value="35.5">
            <text:p>35 <text:s/>1/ 2</text:p>
          </table:table-cell>
          <table:table-cell/>
          <table:table-cell table:formula="oooc:=[.C65]  &amp; &quot;,&quot; &amp; [.F65] &amp; &quot;,&quot; &amp; [.H65] &amp; &quot;,&quot; &amp; OFFSET([.J65];-1*([.D65]-1);-9)" office:value-type="string" office:string-value="54,H-1x3,35.5,6">
            <text:p>54,H-1x3,35.5,6</text:p>
          </table:table-cell>
        </table:table-row>
        <table:table-row table:style-name="ro1">
          <table:table-cell table:number-columns-repeated="2"/>
          <table:table-cell table:style-name="ce1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D$2:.$D$100])" office:value-type="float" office:value="35.5">
            <text:p>35.5</text:p>
          </table:table-cell>
          <table:table-cell table:formula="oooc:=[.G66]-[.$C$4]*2+[.$C$9]" office:value-type="float" office:value="34">
            <text:p>34 <text:s text:c="5"/></text:p>
          </table:table-cell>
          <table:table-cell/>
          <table:table-cell table:formula="oooc:=[.C66]  &amp; &quot;,&quot; &amp; [.F66] &amp; &quot;,&quot; &amp; [.H66] &amp; &quot;,&quot; &amp; OFFSET([.J66];-1*([.D66]-1);-9)" office:value-type="string" office:string-value="55,H-1x3,34,6">
            <text:p>55,H-1x3,34,6</text:p>
          </table:table-cell>
        </table:table-row>
        <table:table-row table:style-name="ro1">
          <table:table-cell table:number-columns-repeated="2"/>
          <table:table-cell table:style-name="ce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D$2:.$D$100])" office:value-type="float" office:value="35.5">
            <text:p>35.5</text:p>
          </table:table-cell>
          <table:table-cell table:formula="oooc:=[.G67]-[.$C$4]*2+[.$C$9]" office:value-type="float" office:value="34">
            <text:p>34 <text:s text:c="5"/></text:p>
          </table:table-cell>
          <table:table-cell/>
          <table:table-cell table:formula="oooc:=[.C67]  &amp; &quot;,&quot; &amp; [.F67] &amp; &quot;,&quot; &amp; [.H67] &amp; &quot;,&quot; &amp; OFFSET([.J67];-1*([.D67]-1);-9)" office:value-type="string" office:string-value="56,H-1x3,34,6">
            <text:p>56,H-1x3,34,6</text:p>
          </table:table-cell>
        </table:table-row>
        <table:table-row table:style-name="ro1">
          <table:table-cell table:number-columns-repeated="2"/>
          <table:table-cell table:style-name="ce1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C$2:.$C$100])" office:value-type="float" office:value="35.5">
            <text:p>35.5</text:p>
          </table:table-cell>
          <table:table-cell table:formula="oooc:=[.G68] - [.$C$4]*2 + [.$C$5]*2 + [.$C$3]*2 + [.$C$9]" office:value-type="float" office:value="39.375">
            <text:p>39 <text:s/>3/ 8</text:p>
          </table:table-cell>
          <table:table-cell/>
          <table:table-cell table:formula="oooc:=[.C68]  &amp; &quot;,&quot; &amp; [.F68] &amp; &quot;,&quot; &amp; [.H68] &amp; &quot;,&quot; &amp; OFFSET([.J68];-1*([.D68]-1);-9)" office:value-type="string" office:string-value="57,H-1x3,39.375,6">
            <text:p>57,H-1x3,39.375,6</text:p>
          </table:table-cell>
        </table:table-row>
        <table:table-row table:style-name="ro1">
          <table:table-cell table:number-columns-repeated="2"/>
          <table:table-cell table:style-name="ce1"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D$2:.$D$100])" office:value-type="float" office:value="35.5">
            <text:p>35.5</text:p>
          </table:table-cell>
          <table:table-cell table:formula="oooc:=[.G69] - [.$C$4]*2 + [.$C$5]*2 + [.$C$9]" office:value-type="float" office:value="34.375">
            <text:p>34 <text:s/>3/ 8</text:p>
          </table:table-cell>
          <table:table-cell/>
          <table:table-cell table:formula="oooc:=[.C69]  &amp; &quot;,&quot; &amp; [.F69] &amp; &quot;,&quot; &amp; [.H69] &amp; &quot;,&quot; &amp; OFFSET([.J69];-1*([.D69]-1);-9)" office:value-type="string" office:string-value="58,H-1x3,34.375,6">
            <text:p>58,H-1x3,34.375,6</text:p>
          </table:table-cell>
        </table:table-row>
        <table:table-row table:style-name="ro1">
          <table:table-cell table:number-columns-repeated="2"/>
          <table:table-cell table:style-name="ce1"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D$2:.$D$100])" office:value-type="float" office:value="35.5">
            <text:p>35.5</text:p>
          </table:table-cell>
          <table:table-cell table:formula="oooc:=[.G70] - [.$C$4]*2 + [.$C$5]*2 + [.$C$9]" office:value-type="float" office:value="34.375">
            <text:p>34 <text:s/>3/ 8</text:p>
          </table:table-cell>
          <table:table-cell/>
          <table:table-cell table:formula="oooc:=[.C70]  &amp; &quot;,&quot; &amp; [.F70] &amp; &quot;,&quot; &amp; [.H70] &amp; &quot;,&quot; &amp; OFFSET([.J70];-1*([.D70]-1);-9)" office:value-type="string" office:string-value="59,H-1x3,34.375,6">
            <text:p>59,H-1x3,34.375,6</text:p>
          </table:table-cell>
        </table:table-row>
        <table:table-row table:style-name="ro1">
          <table:table-cell table:number-columns-repeated="2"/>
          <table:table-cell table:style-name="ce1"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64];[TrimItems.$A$2:.$A$100];[TrimItems.$C$2:.$C$100])" office:value-type="float" office:value="35.5">
            <text:p>35.5</text:p>
          </table:table-cell>
          <table:table-cell table:formula="oooc:=[.G71] - [.$C$4]*2 + [.$C$5]*2 + [.$C$3]*2 + [.$C$9]" office:value-type="float" office:value="39.375">
            <text:p>39 <text:s/>3/ 8</text:p>
          </table:table-cell>
          <table:table-cell/>
          <table:table-cell table:formula="oooc:=[.C71]  &amp; &quot;,&quot; &amp; [.F71] &amp; &quot;,&quot; &amp; [.H71] &amp; &quot;,&quot; &amp; OFFSET([.J71];-1*([.D71]-1);-9)" office:value-type="string" office:string-value="60,H-1x3,39.375,6">
            <text:p>60,H-1x3,39.375,6</text:p>
          </table:table-cell>
        </table:table-row>
        <table:table-row table:style-name="ro1">
          <table:table-cell table:number-columns-repeated="2"/>
          <table:table-cell table:style-name="ce1"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64];[TrimItems.$A$2:.$A$100];[TrimItems.$C$2:.$C$100])" office:value-type="float" office:value="35.5">
            <text:p>35.5</text:p>
          </table:table-cell>
          <table:table-cell table:formula="oooc:=[.G72] - [.$C$4]*2 + [.$C$5]*2 + [.$C$3]*2 + [.$C$9]" office:value-type="float" office:value="39.375">
            <text:p>39 <text:s/>3/ 8</text:p>
          </table:table-cell>
          <table:table-cell/>
          <table:table-cell table:formula="oooc:=[.C72]  &amp; &quot;,&quot; &amp; [.F72] &amp; &quot;,&quot; &amp; [.H72] &amp; &quot;,&quot; &amp; OFFSET([.J72];-1*([.D72]-1);-9)" office:value-type="string" office:string-value="61,H-1x3/8,39.375,6">
            <text:p>61,H-1x3/8,39.375,6</text:p>
          </table:table-cell>
        </table:table-row>
        <table:table-row table:style-name="ro1">
          <table:table-cell table:number-columns-repeated="2"/>
          <table:table-cell table:style-name="ce1"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" table:formula="oooc:=LOOKUP([.$A74];[TrimItems.$A$2:.$A$100];[TrimItems.$B$2:.$B$100])" office:value-type="string" office:string-value="Living Rm Front">
            <text:p>Living Rm Front</text:p>
          </table:table-cell>
          <table:table-cell table:style-name="ce1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74];[TrimItems.$A$2:.$A$100];[TrimItems.$C$2:.$C$100])" office:value-type="float" office:value="95.5">
            <text:p>95.5</text:p>
          </table:table-cell>
          <table:table-cell table:formula="oooc:=[.G74] - [.$C$4]*2 + [.$C$5]*2 + [.$C$3]*2 + [.$C$4]*2 + [.$C$9]" office:value-type="float" office:value="100.875">
            <text:p>100 <text:s/>7/ 8</text:p>
          </table:table-cell>
          <table:table-cell/>
          <table:table-cell table:formula="oooc:=[.C74]  &amp; &quot;,&quot; &amp; [.F74] &amp; &quot;,&quot; &amp; [.H74] &amp; &quot;,&quot; &amp; OFFSET([.J74];-1*([.D74]-1);-9)" office:value-type="string" office:string-value="63,H-1x5,100.875,7">
            <text:p>63,H-1x5,100.875,7</text:p>
          </table:table-cell>
        </table:table-row>
        <table:table-row table:style-name="ro1">
          <table:table-cell table:number-columns-repeated="2"/>
          <table:table-cell table:style-name="ce1"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C$2:.$C$100])" office:value-type="float" office:value="95.5">
            <text:p>95.5</text:p>
          </table:table-cell>
          <table:table-cell table:formula="oooc:=[.G75]+[.$C$9]" office:value-type="float" office:value="95.5">
            <text:p>95 <text:s/>1/ 2</text:p>
          </table:table-cell>
          <table:table-cell/>
          <table:table-cell table:formula="oooc:=[.C75]  &amp; &quot;,&quot; &amp; [.F75] &amp; &quot;,&quot; &amp; [.H75] &amp; &quot;,&quot; &amp; OFFSET([.J75];-1*([.D75]-1);-9)" office:value-type="string" office:string-value="64,H-1x3,95.5,7">
            <text:p>64,H-1x3,95.5,7</text:p>
          </table:table-cell>
        </table:table-row>
        <table:table-row table:style-name="ro1">
          <table:table-cell table:number-columns-repeated="2"/>
          <table:table-cell table:style-name="ce1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D$2:.$D$100])" office:value-type="float" office:value="59.5">
            <text:p>59.5</text:p>
          </table:table-cell>
          <table:table-cell table:formula="oooc:=[.G76]-[.$C$4]*2+[.$C$9]" office:value-type="float" office:value="58">
            <text:p>58 <text:s text:c="5"/></text:p>
          </table:table-cell>
          <table:table-cell/>
          <table:table-cell table:formula="oooc:=[.C76]  &amp; &quot;,&quot; &amp; [.F76] &amp; &quot;,&quot; &amp; [.H76] &amp; &quot;,&quot; &amp; OFFSET([.J76];-1*([.D76]-1);-9)" office:value-type="string" office:string-value="65,H-1x3,58,7">
            <text:p>65,H-1x3,58,7</text:p>
          </table:table-cell>
        </table:table-row>
        <table:table-row table:style-name="ro1">
          <table:table-cell table:number-columns-repeated="2"/>
          <table:table-cell table:style-name="ce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D$2:.$D$100])" office:value-type="float" office:value="59.5">
            <text:p>59.5</text:p>
          </table:table-cell>
          <table:table-cell table:formula="oooc:=[.G77]-[.$C$4]*2+[.$C$9]" office:value-type="float" office:value="58">
            <text:p>58 <text:s text:c="5"/></text:p>
          </table:table-cell>
          <table:table-cell/>
          <table:table-cell table:formula="oooc:=[.C77]  &amp; &quot;,&quot; &amp; [.F77] &amp; &quot;,&quot; &amp; [.H77] &amp; &quot;,&quot; &amp; OFFSET([.J77];-1*([.D77]-1);-9)" office:value-type="string" office:string-value="66,H-1x3,58,7">
            <text:p>66,H-1x3,58,7</text:p>
          </table:table-cell>
        </table:table-row>
        <table:table-row table:style-name="ro1">
          <table:table-cell table:number-columns-repeated="2"/>
          <table:table-cell table:style-name="ce1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C$2:.$C$100])" office:value-type="float" office:value="95.5">
            <text:p>95.5</text:p>
          </table:table-cell>
          <table:table-cell table:formula="oooc:=[.G78] - [.$C$4]*2 + [.$C$5]*2 + [.$C$3]*2 + [.$C$9]" office:value-type="float" office:value="99.375">
            <text:p>99 <text:s/>3/ 8</text:p>
          </table:table-cell>
          <table:table-cell/>
          <table:table-cell table:formula="oooc:=[.C78]  &amp; &quot;,&quot; &amp; [.F78] &amp; &quot;,&quot; &amp; [.H78] &amp; &quot;,&quot; &amp; OFFSET([.J78];-1*([.D78]-1);-9)" office:value-type="string" office:string-value="67,H-1x3,99.375,7">
            <text:p>67,H-1x3,99.375,7</text:p>
          </table:table-cell>
        </table:table-row>
        <table:table-row table:style-name="ro1">
          <table:table-cell table:number-columns-repeated="2"/>
          <table:table-cell table:style-name="ce1"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D$2:.$D$100])" office:value-type="float" office:value="59.5">
            <text:p>59.5</text:p>
          </table:table-cell>
          <table:table-cell table:formula="oooc:=[.G79] - [.$C$4]*2 + [.$C$5]*2 + [.$C$9]" office:value-type="float" office:value="58.375">
            <text:p>58 <text:s/>3/ 8</text:p>
          </table:table-cell>
          <table:table-cell/>
          <table:table-cell table:formula="oooc:=[.C79]  &amp; &quot;,&quot; &amp; [.F79] &amp; &quot;,&quot; &amp; [.H79] &amp; &quot;,&quot; &amp; OFFSET([.J79];-1*([.D79]-1);-9)" office:value-type="string" office:string-value="68,H-1x3,58.375,7">
            <text:p>68,H-1x3,58.375,7</text:p>
          </table:table-cell>
        </table:table-row>
        <table:table-row table:style-name="ro1">
          <table:table-cell table:number-columns-repeated="2"/>
          <table:table-cell table:style-name="ce1"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D$2:.$D$100])" office:value-type="float" office:value="59.5">
            <text:p>59.5</text:p>
          </table:table-cell>
          <table:table-cell table:formula="oooc:=[.G80] - [.$C$4]*2 + [.$C$5]*2 + [.$C$9]" office:value-type="float" office:value="58.375">
            <text:p>58 <text:s/>3/ 8</text:p>
          </table:table-cell>
          <table:table-cell/>
          <table:table-cell table:formula="oooc:=[.C80]  &amp; &quot;,&quot; &amp; [.F80] &amp; &quot;,&quot; &amp; [.H80] &amp; &quot;,&quot; &amp; OFFSET([.J80];-1*([.D80]-1);-9)" office:value-type="string" office:string-value="69,H-1x3,58.375,7">
            <text:p>69,H-1x3,58.375,7</text:p>
          </table:table-cell>
        </table:table-row>
        <table:table-row table:style-name="ro1">
          <table:table-cell table:number-columns-repeated="2"/>
          <table:table-cell table:style-name="ce1"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74];[TrimItems.$A$2:.$A$100];[TrimItems.$C$2:.$C$100])" office:value-type="float" office:value="95.5">
            <text:p>95.5</text:p>
          </table:table-cell>
          <table:table-cell table:formula="oooc:=[.G81] - [.$C$4]*2 + [.$C$5]*2 + [.$C$3]*2 + [.$C$9]" office:value-type="float" office:value="99.375">
            <text:p>99 <text:s/>3/ 8</text:p>
          </table:table-cell>
          <table:table-cell/>
          <table:table-cell table:formula="oooc:=[.C81]  &amp; &quot;,&quot; &amp; [.F81] &amp; &quot;,&quot; &amp; [.H81] &amp; &quot;,&quot; &amp; OFFSET([.J81];-1*([.D81]-1);-9)" office:value-type="string" office:string-value="70,H-1x3,99.375,7">
            <text:p>70,H-1x3,99.375,7</text:p>
          </table:table-cell>
        </table:table-row>
        <table:table-row table:style-name="ro1">
          <table:table-cell table:number-columns-repeated="2"/>
          <table:table-cell table:style-name="ce1"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74];[TrimItems.$A$2:.$A$100];[TrimItems.$C$2:.$C$100])" office:value-type="float" office:value="95.5">
            <text:p>95.5</text:p>
          </table:table-cell>
          <table:table-cell table:formula="oooc:=[.G82] - [.$C$4]*2 + [.$C$5]*2 + [.$C$3]*2 + [.$C$9]" office:value-type="float" office:value="99.375">
            <text:p>99 <text:s/>3/ 8</text:p>
          </table:table-cell>
          <table:table-cell/>
          <table:table-cell table:formula="oooc:=[.C82]  &amp; &quot;,&quot; &amp; [.F82] &amp; &quot;,&quot; &amp; [.H82] &amp; &quot;,&quot; &amp; OFFSET([.J82];-1*([.D82]-1);-9)" office:value-type="string" office:string-value="71,H-1x3/8,99.375,7">
            <text:p>71,H-1x3/8,99.375,7</text:p>
          </table:table-cell>
        </table:table-row>
        <table:table-row table:style-name="ro1">
          <table:table-cell table:number-columns-repeated="2"/>
          <table:table-cell table:style-name="ce1" office:value-type="float" office:value="72">
            <text:p>72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" table:formula="oooc:=LOOKUP([.$A84];[TrimItems.$A$2:.$A$100];[TrimItems.$B$2:.$B$100])" office:value-type="string" office:string-value="Living Rm Side 1">
            <text:p>Living Rm Side 1</text:p>
          </table:table-cell>
          <table:table-cell table:style-name="ce1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84];[TrimItems.$A$2:.$A$100];[TrimItems.$C$2:.$C$100])" office:value-type="float" office:value="35.5">
            <text:p>35.5</text:p>
          </table:table-cell>
          <table:table-cell table:formula="oooc:=[.G84] - [.$C$4]*2 + [.$C$5]*2 + [.$C$3]*2 + [.$C$4]*2 + [.$C$9]" office:value-type="float" office:value="40.875">
            <text:p>40 <text:s/>7/ 8</text:p>
          </table:table-cell>
          <table:table-cell/>
          <table:table-cell table:formula="oooc:=[.C84]  &amp; &quot;,&quot; &amp; [.F84] &amp; &quot;,&quot; &amp; [.H84] &amp; &quot;,&quot; &amp; OFFSET([.J84];-1*([.D84]-1);-9)" office:value-type="string" office:string-value="73,H-1x5,40.875,8">
            <text:p>73,H-1x5,40.875,8</text:p>
          </table:table-cell>
        </table:table-row>
        <table:table-row table:style-name="ro1">
          <table:table-cell table:number-columns-repeated="2"/>
          <table:table-cell table:style-name="ce1"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C$2:.$C$100])" office:value-type="float" office:value="35.5">
            <text:p>35.5</text:p>
          </table:table-cell>
          <table:table-cell table:formula="oooc:=[.G85]+[.$C$9]" office:value-type="float" office:value="35.5">
            <text:p>35 <text:s/>1/ 2</text:p>
          </table:table-cell>
          <table:table-cell/>
          <table:table-cell table:formula="oooc:=[.C85]  &amp; &quot;,&quot; &amp; [.F85] &amp; &quot;,&quot; &amp; [.H85] &amp; &quot;,&quot; &amp; OFFSET([.J85];-1*([.D85]-1);-9)" office:value-type="string" office:string-value="74,H-1x3,35.5,8">
            <text:p>74,H-1x3,35.5,8</text:p>
          </table:table-cell>
        </table:table-row>
        <table:table-row table:style-name="ro1">
          <table:table-cell table:number-columns-repeated="2"/>
          <table:table-cell table:style-name="ce1"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D$2:.$D$100])" office:value-type="float" office:value="47.5">
            <text:p>47.5</text:p>
          </table:table-cell>
          <table:table-cell table:formula="oooc:=[.G86]-[.$C$4]*2+[.$C$9]" office:value-type="float" office:value="46">
            <text:p>46 <text:s text:c="5"/></text:p>
          </table:table-cell>
          <table:table-cell/>
          <table:table-cell table:formula="oooc:=[.C86]  &amp; &quot;,&quot; &amp; [.F86] &amp; &quot;,&quot; &amp; [.H86] &amp; &quot;,&quot; &amp; OFFSET([.J86];-1*([.D86]-1);-9)" office:value-type="string" office:string-value="75,H-1x3,46,8">
            <text:p>75,H-1x3,46,8</text:p>
          </table:table-cell>
        </table:table-row>
        <table:table-row table:style-name="ro1">
          <table:table-cell table:number-columns-repeated="2"/>
          <table:table-cell table:style-name="ce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D$2:.$D$100])" office:value-type="float" office:value="47.5">
            <text:p>47.5</text:p>
          </table:table-cell>
          <table:table-cell table:formula="oooc:=[.G87]-[.$C$4]*2+[.$C$9]" office:value-type="float" office:value="46">
            <text:p>46 <text:s text:c="5"/></text:p>
          </table:table-cell>
          <table:table-cell/>
          <table:table-cell table:formula="oooc:=[.C87]  &amp; &quot;,&quot; &amp; [.F87] &amp; &quot;,&quot; &amp; [.H87] &amp; &quot;,&quot; &amp; OFFSET([.J87];-1*([.D87]-1);-9)" office:value-type="string" office:string-value="76,H-1x3,46,8">
            <text:p>76,H-1x3,46,8</text:p>
          </table:table-cell>
        </table:table-row>
        <table:table-row table:style-name="ro1">
          <table:table-cell table:number-columns-repeated="2"/>
          <table:table-cell table:style-name="ce1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C$2:.$C$100])" office:value-type="float" office:value="35.5">
            <text:p>35.5</text:p>
          </table:table-cell>
          <table:table-cell table:formula="oooc:=[.G88] - [.$C$4]*2 + [.$C$5]*2 + [.$C$3]*2 + [.$C$9]" office:value-type="float" office:value="39.375">
            <text:p>39 <text:s/>3/ 8</text:p>
          </table:table-cell>
          <table:table-cell/>
          <table:table-cell table:formula="oooc:=[.C88]  &amp; &quot;,&quot; &amp; [.F88] &amp; &quot;,&quot; &amp; [.H88] &amp; &quot;,&quot; &amp; OFFSET([.J88];-1*([.D88]-1);-9)" office:value-type="string" office:string-value="77,H-1x3,39.375,8">
            <text:p>77,H-1x3,39.375,8</text:p>
          </table:table-cell>
        </table:table-row>
        <table:table-row table:style-name="ro1">
          <table:table-cell table:number-columns-repeated="2"/>
          <table:table-cell table:style-name="ce1"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D$2:.$D$100])" office:value-type="float" office:value="47.5">
            <text:p>47.5</text:p>
          </table:table-cell>
          <table:table-cell table:formula="oooc:=[.G89] - [.$C$4]*2 + [.$C$5]*2 + [.$C$9]" office:value-type="float" office:value="46.375">
            <text:p>46 <text:s/>3/ 8</text:p>
          </table:table-cell>
          <table:table-cell/>
          <table:table-cell table:formula="oooc:=[.C89]  &amp; &quot;,&quot; &amp; [.F89] &amp; &quot;,&quot; &amp; [.H89] &amp; &quot;,&quot; &amp; OFFSET([.J89];-1*([.D89]-1);-9)" office:value-type="string" office:string-value="78,H-1x3,46.375,8">
            <text:p>78,H-1x3,46.375,8</text:p>
          </table:table-cell>
        </table:table-row>
        <table:table-row table:style-name="ro1">
          <table:table-cell table:number-columns-repeated="2"/>
          <table:table-cell table:style-name="ce1"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D$2:.$D$100])" office:value-type="float" office:value="47.5">
            <text:p>47.5</text:p>
          </table:table-cell>
          <table:table-cell table:formula="oooc:=[.G90] - [.$C$4]*2 + [.$C$5]*2 + [.$C$9]" office:value-type="float" office:value="46.375">
            <text:p>46 <text:s/>3/ 8</text:p>
          </table:table-cell>
          <table:table-cell/>
          <table:table-cell table:formula="oooc:=[.C90]  &amp; &quot;,&quot; &amp; [.F90] &amp; &quot;,&quot; &amp; [.H90] &amp; &quot;,&quot; &amp; OFFSET([.J90];-1*([.D90]-1);-9)" office:value-type="string" office:string-value="79,H-1x3,46.375,8">
            <text:p>79,H-1x3,46.375,8</text:p>
          </table:table-cell>
        </table:table-row>
        <table:table-row table:style-name="ro1">
          <table:table-cell table:number-columns-repeated="2"/>
          <table:table-cell table:style-name="ce1"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84];[TrimItems.$A$2:.$A$100];[TrimItems.$C$2:.$C$100])" office:value-type="float" office:value="35.5">
            <text:p>35.5</text:p>
          </table:table-cell>
          <table:table-cell table:formula="oooc:=[.G91] - [.$C$4]*2 + [.$C$5]*2 + [.$C$3]*2 + [.$C$9]" office:value-type="float" office:value="39.375">
            <text:p>39 <text:s/>3/ 8</text:p>
          </table:table-cell>
          <table:table-cell/>
          <table:table-cell table:formula="oooc:=[.C91]  &amp; &quot;,&quot; &amp; [.F91] &amp; &quot;,&quot; &amp; [.H91] &amp; &quot;,&quot; &amp; OFFSET([.J91];-1*([.D91]-1);-9)" office:value-type="string" office:string-value="80,H-1x3,39.375,8">
            <text:p>80,H-1x3,39.375,8</text:p>
          </table:table-cell>
        </table:table-row>
        <table:table-row table:style-name="ro1">
          <table:table-cell table:number-columns-repeated="2"/>
          <table:table-cell table:style-name="ce1"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84];[TrimItems.$A$2:.$A$100];[TrimItems.$C$2:.$C$100])" office:value-type="float" office:value="35.5">
            <text:p>35.5</text:p>
          </table:table-cell>
          <table:table-cell table:formula="oooc:=[.G92] - [.$C$4]*2 + [.$C$5]*2 + [.$C$3]*2 + [.$C$9]" office:value-type="float" office:value="39.375">
            <text:p>39 <text:s/>3/ 8</text:p>
          </table:table-cell>
          <table:table-cell/>
          <table:table-cell table:formula="oooc:=[.C92]  &amp; &quot;,&quot; &amp; [.F92] &amp; &quot;,&quot; &amp; [.H92] &amp; &quot;,&quot; &amp; OFFSET([.J92];-1*([.D92]-1);-9)" office:value-type="string" office:string-value="81,H-1x3/8,39.375,8">
            <text:p>81,H-1x3/8,39.375,8</text:p>
          </table:table-cell>
        </table:table-row>
        <table:table-row table:style-name="ro1">
          <table:table-cell table:number-columns-repeated="2"/>
          <table:table-cell table:style-name="ce1" office:value-type="float" office:value="82">
            <text:p>8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" table:formula="oooc:=LOOKUP([.$A94];[TrimItems.$A$2:.$A$100];[TrimItems.$B$2:.$B$100])" office:value-type="string" office:string-value="Living Rm Side 2">
            <text:p>Living Rm Side 2</text:p>
          </table:table-cell>
          <table:table-cell table:style-name="ce1"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Stool</text:p>
          </table:table-cell>
          <table:table-cell office:value-type="string">
            <text:p>H-1x5</text:p>
          </table:table-cell>
          <table:table-cell table:style-name="Default" table:formula="oooc:=LOOKUP([.$A94];[TrimItems.$A$2:.$A$100];[TrimItems.$C$2:.$C$100])" office:value-type="float" office:value="35.5">
            <text:p>35.5</text:p>
          </table:table-cell>
          <table:table-cell table:formula="oooc:=[.G94] - [.$C$4]*2 + [.$C$5]*2 + [.$C$3]*2 + [.$C$4]*2 + [.$C$9]" office:value-type="float" office:value="40.875">
            <text:p>40 <text:s/>7/ 8</text:p>
          </table:table-cell>
          <table:table-cell/>
          <table:table-cell table:formula="oooc:=[.C94]  &amp; &quot;,&quot; &amp; [.F94] &amp; &quot;,&quot; &amp; [.H94] &amp; &quot;,&quot; &amp; OFFSET([.J94];-1*([.D94]-1);-9)" office:value-type="string" office:string-value="83,H-1x5,40.875,9">
            <text:p>83,H-1x5,40.875,9</text:p>
          </table:table-cell>
        </table:table-row>
        <table:table-row table:style-name="ro1">
          <table:table-cell table:number-columns-repeated="2"/>
          <table:table-cell table:style-name="ce1"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Top Jam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C$2:.$C$100])" office:value-type="float" office:value="35.5">
            <text:p>35.5</text:p>
          </table:table-cell>
          <table:table-cell table:formula="oooc:=[.G95]+[.$C$9]" office:value-type="float" office:value="35.5">
            <text:p>35 <text:s/>1/ 2</text:p>
          </table:table-cell>
          <table:table-cell/>
          <table:table-cell table:formula="oooc:=[.C95]  &amp; &quot;,&quot; &amp; [.F95] &amp; &quot;,&quot; &amp; [.H95] &amp; &quot;,&quot; &amp; OFFSET([.J95];-1*([.D95]-1);-9)" office:value-type="string" office:string-value="84,H-1x3,35.5,9">
            <text:p>84,H-1x3,35.5,9</text:p>
          </table:table-cell>
        </table:table-row>
        <table:table-row table:style-name="ro1">
          <table:table-cell table:number-columns-repeated="2"/>
          <table:table-cell table:style-name="ce1"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D$2:.$D$100])" office:value-type="float" office:value="47.5">
            <text:p>47.5</text:p>
          </table:table-cell>
          <table:table-cell table:formula="oooc:=[.G96]-[.$C$4]*2+[.$C$9]" office:value-type="float" office:value="46">
            <text:p>46 <text:s text:c="5"/></text:p>
          </table:table-cell>
          <table:table-cell/>
          <table:table-cell table:formula="oooc:=[.C96]  &amp; &quot;,&quot; &amp; [.F96] &amp; &quot;,&quot; &amp; [.H96] &amp; &quot;,&quot; &amp; OFFSET([.J96];-1*([.D96]-1);-9)" office:value-type="string" office:string-value="85,H-1x3,46,9">
            <text:p>85,H-1x3,46,9</text:p>
          </table:table-cell>
        </table:table-row>
        <table:table-row table:style-name="ro1">
          <table:table-cell table:number-columns-repeated="2"/>
          <table:table-cell table:style-name="ce1"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Side Jam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D$2:.$D$100])" office:value-type="float" office:value="47.5">
            <text:p>47.5</text:p>
          </table:table-cell>
          <table:table-cell table:formula="oooc:=[.G97]-[.$C$4]*2+[.$C$9]" office:value-type="float" office:value="46">
            <text:p>46 <text:s text:c="5"/></text:p>
          </table:table-cell>
          <table:table-cell/>
          <table:table-cell table:formula="oooc:=[.C97]  &amp; &quot;,&quot; &amp; [.F97] &amp; &quot;,&quot; &amp; [.H97] &amp; &quot;,&quot; &amp; OFFSET([.J97];-1*([.D97]-1);-9)" office:value-type="string" office:string-value="86,H-1x3,46,9">
            <text:p>86,H-1x3,46,9</text:p>
          </table:table-cell>
        </table:table-row>
        <table:table-row table:style-name="ro1">
          <table:table-cell table:number-columns-repeated="2"/>
          <table:table-cell table:style-name="ce1"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C$2:.$C$100])" office:value-type="float" office:value="35.5">
            <text:p>35.5</text:p>
          </table:table-cell>
          <table:table-cell table:formula="oooc:=[.G98] - [.$C$4]*2 + [.$C$5]*2 + [.$C$3]*2 + [.$C$9]" office:value-type="float" office:value="39.375">
            <text:p>39 <text:s/>3/ 8</text:p>
          </table:table-cell>
          <table:table-cell/>
          <table:table-cell table:formula="oooc:=[.C98]  &amp; &quot;,&quot; &amp; [.F98] &amp; &quot;,&quot; &amp; [.H98] &amp; &quot;,&quot; &amp; OFFSET([.J98];-1*([.D98]-1);-9)" office:value-type="string" office:string-value="87,H-1x3,39.375,9">
            <text:p>87,H-1x3,39.375,9</text:p>
          </table:table-cell>
        </table:table-row>
        <table:table-row table:style-name="ro1">
          <table:table-cell table:number-columns-repeated="2"/>
          <table:table-cell table:style-name="ce1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D$2:.$D$100])" office:value-type="float" office:value="47.5">
            <text:p>47.5</text:p>
          </table:table-cell>
          <table:table-cell table:formula="oooc:=[.G99] - [.$C$4]*2 + [.$C$5]*2 + [.$C$9]" office:value-type="float" office:value="46.375">
            <text:p>46 <text:s/>3/ 8</text:p>
          </table:table-cell>
          <table:table-cell/>
          <table:table-cell table:formula="oooc:=[.C99]  &amp; &quot;,&quot; &amp; [.F99] &amp; &quot;,&quot; &amp; [.H99] &amp; &quot;,&quot; &amp; OFFSET([.J99];-1*([.D99]-1);-9)" office:value-type="string" office:string-value="88,H-1x3,46.375,9">
            <text:p>88,H-1x3,46.375,9</text:p>
          </table:table-cell>
        </table:table-row>
        <table:table-row table:style-name="ro1">
          <table:table-cell table:number-columns-repeated="2"/>
          <table:table-cell table:style-name="ce1"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D$2:.$D$100])" office:value-type="float" office:value="47.5">
            <text:p>47.5</text:p>
          </table:table-cell>
          <table:table-cell table:formula="oooc:=[.G100] - [.$C$4]*2 + [.$C$5]*2 + [.$C$9]" office:value-type="float" office:value="46.375">
            <text:p>46 <text:s/>3/ 8</text:p>
          </table:table-cell>
          <table:table-cell/>
          <table:table-cell table:formula="oooc:=[.C100]  &amp; &quot;,&quot; &amp; [.F100] &amp; &quot;,&quot; &amp; [.H100] &amp; &quot;,&quot; &amp; OFFSET([.J100];-1*([.D100]-1);-9)" office:value-type="string" office:string-value="89,H-1x3,46.375,9">
            <text:p>89,H-1x3,46.375,9</text:p>
          </table:table-cell>
        </table:table-row>
        <table:table-row table:style-name="ro1">
          <table:table-cell table:number-columns-repeated="2"/>
          <table:table-cell table:style-name="ce1"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Apron</text:p>
          </table:table-cell>
          <table:table-cell office:value-type="string">
            <text:p>H-1x3</text:p>
          </table:table-cell>
          <table:table-cell table:style-name="Default" table:formula="oooc:=LOOKUP([.$A94];[TrimItems.$A$2:.$A$100];[TrimItems.$C$2:.$C$100])" office:value-type="float" office:value="35.5">
            <text:p>35.5</text:p>
          </table:table-cell>
          <table:table-cell table:formula="oooc:=[.G101] - [.$C$4]*2 + [.$C$5]*2 + [.$C$3]*2 + [.$C$9]" office:value-type="float" office:value="39.375">
            <text:p>39 <text:s/>3/ 8</text:p>
          </table:table-cell>
          <table:table-cell/>
          <table:table-cell table:formula="oooc:=[.C101]  &amp; &quot;,&quot; &amp; [.F101] &amp; &quot;,&quot; &amp; [.H101] &amp; &quot;,&quot; &amp; OFFSET([.J101];-1*([.D101]-1);-9)" office:value-type="string" office:string-value="90,H-1x3,39.375,9">
            <text:p>90,H-1x3,39.375,9</text:p>
          </table:table-cell>
        </table:table-row>
        <table:table-row table:style-name="ro1">
          <table:table-cell table:number-columns-repeated="2"/>
          <table:table-cell table:style-name="ce1"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94];[TrimItems.$A$2:.$A$100];[TrimItems.$C$2:.$C$100])" office:value-type="float" office:value="35.5">
            <text:p>35.5</text:p>
          </table:table-cell>
          <table:table-cell table:formula="oooc:=[.G102] - [.$C$4]*2 + [.$C$5]*2 + [.$C$3]*2 + [.$C$9]" office:value-type="float" office:value="39.375">
            <text:p>39 <text:s/>3/ 8</text:p>
          </table:table-cell>
          <table:table-cell/>
          <table:table-cell table:formula="oooc:=[.C102]  &amp; &quot;,&quot; &amp; [.F102] &amp; &quot;,&quot; &amp; [.H102] &amp; &quot;,&quot; &amp; OFFSET([.J102];-1*([.D102]-1);-9)" office:value-type="string" office:string-value="91,H-1x3/8,39.375,9">
            <text:p>91,H-1x3/8,39.375,9</text:p>
          </table:table-cell>
        </table:table-row>
        <table:table-row table:style-name="ro1">
          <table:table-cell table:number-columns-repeated="2"/>
          <table:table-cell table:style-name="ce1" office:value-type="float" office:value="92">
            <text:p>9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ooc:=LOOKUP([.$A104];[TrimItems.$A$2:.$A$100];[TrimItems.$B$2:.$B$100])" office:value-type="string" office:string-value="Living Rm Door 2">
            <text:p>Living Rm Door 2</text:p>
          </table:table-cell>
          <table:table-cell table:style-name="ce1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Top Jam</text:p>
          </table:table-cell>
          <table:table-cell office:value-type="string">
            <text:p>H-1x5</text:p>
          </table:table-cell>
          <table:table-cell table:style-name="Default" table:formula="oooc:=LOOKUP([.$A104];[TrimItems.$A$2:.$A$100];[TrimItems.$C$2:.$C$100])" office:value-type="float" office:value="54">
            <text:p>54</text:p>
          </table:table-cell>
          <table:table-cell table:formula="oooc:=[.G104] - [.$C$4]*2 + [.$C$7]*2 + [.$C$9]" office:value-type="float" office:value="53">
            <text:p>53 <text:s text:c="5"/></text:p>
          </table:table-cell>
          <table:table-cell/>
          <table:table-cell table:formula="oooc:=[.C104]  &amp; &quot;,&quot; &amp; [.F104] &amp; &quot;,&quot; &amp; [.H104] &amp; &quot;,&quot; &amp; OFFSET([.J104];-1*([.D104]-1);-9)" office:value-type="string" office:string-value="93,H-1x5,53,10">
            <text:p>93,H-1x5,53,10</text:p>
          </table:table-cell>
        </table:table-row>
        <table:table-row table:style-name="ro1">
          <table:table-cell table:number-columns-repeated="2"/>
          <table:table-cell table:style-name="ce1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Side Jam</text:p>
          </table:table-cell>
          <table:table-cell office:value-type="string">
            <text:p>H-1x5</text:p>
          </table:table-cell>
          <table:table-cell table:style-name="Default" table:formula="oooc:=LOOKUP([.$A104];[TrimItems.$A$2:.$A$100];[TrimItems.$D$2:.$D$100])" office:value-type="float" office:value="80.5">
            <text:p>80.5</text:p>
          </table:table-cell>
          <table:table-cell table:formula="oooc:=[.G105] + [.$C$9]" office:value-type="float" office:value="80.5">
            <text:p>80 <text:s/>1/ 2</text:p>
          </table:table-cell>
          <table:table-cell/>
          <table:table-cell table:formula="oooc:=[.C105]  &amp; &quot;,&quot; &amp; [.F105] &amp; &quot;,&quot; &amp; [.H105] &amp; &quot;,&quot; &amp; OFFSET([.J105];-1*([.D105]-1);-9)" office:value-type="string" office:string-value="94,H-1x5,80.5,10">
            <text:p>94,H-1x5,80.5,10</text:p>
          </table:table-cell>
        </table:table-row>
        <table:table-row table:style-name="ro1">
          <table:table-cell table:number-columns-repeated="2"/>
          <table:table-cell table:style-name="ce1"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Side Jam</text:p>
          </table:table-cell>
          <table:table-cell office:value-type="string">
            <text:p>H-1x5</text:p>
          </table:table-cell>
          <table:table-cell table:style-name="Default" table:formula="oooc:=LOOKUP([.$A104];[TrimItems.$A$2:.$A$100];[TrimItems.$D$2:.$D$100])" office:value-type="float" office:value="80.5">
            <text:p>80.5</text:p>
          </table:table-cell>
          <table:table-cell table:formula="oooc:=[.G106] + [.$C$9]" office:value-type="float" office:value="80.5">
            <text:p>80 <text:s/>1/ 2</text:p>
          </table:table-cell>
          <table:table-cell/>
          <table:table-cell table:formula="oooc:=[.C106]  &amp; &quot;,&quot; &amp; [.F106] &amp; &quot;,&quot; &amp; [.H106] &amp; &quot;,&quot; &amp; OFFSET([.J106];-1*([.D106]-1);-9)" office:value-type="string" office:string-value="95,H-1x5,80.5,10">
            <text:p>95,H-1x5,80.5,10</text:p>
          </table:table-cell>
        </table:table-row>
        <table:table-row table:style-name="ro1">
          <table:table-cell table:number-columns-repeated="2"/>
          <table:table-cell table:style-name="ce1"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104];[TrimItems.$A$2:.$A$100];[TrimItems.$C$2:.$C$100])" office:value-type="float" office:value="54">
            <text:p>54</text:p>
          </table:table-cell>
          <table:table-cell table:formula="oooc:=[.G107] - [.$C$4]*2 + [.$C$5]*2 + [.$C$3]*2 + [.$C$9]" office:value-type="float" office:value="57.875">
            <text:p>57 <text:s/>7/ 8</text:p>
          </table:table-cell>
          <table:table-cell/>
          <table:table-cell table:formula="oooc:=[.C107]  &amp; &quot;,&quot; &amp; [.F107] &amp; &quot;,&quot; &amp; [.H107] &amp; &quot;,&quot; &amp; OFFSET([.J107];-1*([.D107]-1);-9)" office:value-type="string" office:string-value="96,H-1x3,57.875,10">
            <text:p>96,H-1x3,57.875,10</text:p>
          </table:table-cell>
        </table:table-row>
        <table:table-row table:style-name="ro1">
          <table:table-cell table:number-columns-repeated="2"/>
          <table:table-cell table:style-name="ce1"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Top Casing</text:p>
          </table:table-cell>
          <table:table-cell office:value-type="string">
            <text:p>H-1x3</text:p>
          </table:table-cell>
          <table:table-cell table:style-name="Default" table:formula="oooc:=LOOKUP([.$A104];[TrimItems.$A$2:.$A$100];[TrimItems.$C$2:.$C$100])" office:value-type="float" office:value="54">
            <text:p>54</text:p>
          </table:table-cell>
          <table:table-cell table:formula="oooc:=[.G108] - [.$C$4]*2 + [.$C$5]*2 + [.$C$3]*2 + [.$C$9]" office:value-type="float" office:value="57.875">
            <text:p>57 <text:s/>7/ 8</text:p>
          </table:table-cell>
          <table:table-cell/>
          <table:table-cell table:formula="oooc:=[.C108]  &amp; &quot;,&quot; &amp; [.F108] &amp; &quot;,&quot; &amp; [.H108] &amp; &quot;,&quot; &amp; OFFSET([.J108];-1*([.D108]-1);-9)" office:value-type="string" office:string-value="97,H-1x3,57.875,10">
            <text:p>97,H-1x3,57.875,10</text:p>
          </table:table-cell>
        </table:table-row>
        <table:table-row table:style-name="ro1">
          <table:table-cell table:number-columns-repeated="2"/>
          <table:table-cell table:style-name="ce1"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104];[TrimItems.$A$2:.$A$100];[TrimItems.$D$2:.$D$100])" office:value-type="float" office:value="80.5">
            <text:p>80.5</text:p>
          </table:table-cell>
          <table:table-cell table:formula="oooc:=[.G109] + [.$C$5] + [.$C$9]" office:value-type="float" office:value="80.6875">
            <text:p>80 11/16</text:p>
          </table:table-cell>
          <table:table-cell/>
          <table:table-cell table:formula="oooc:=[.C109]  &amp; &quot;,&quot; &amp; [.F109] &amp; &quot;,&quot; &amp; [.H109] &amp; &quot;,&quot; &amp; OFFSET([.J109];-1*([.D109]-1);-9)" office:value-type="string" office:string-value="98,H-1x3,80.6875,10">
            <text:p>98,H-1x3,80.6875,10</text:p>
          </table:table-cell>
        </table:table-row>
        <table:table-row table:style-name="ro1">
          <table:table-cell table:number-columns-repeated="2"/>
          <table:table-cell table:style-name="ce1"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104];[TrimItems.$A$2:.$A$100];[TrimItems.$D$2:.$D$100])" office:value-type="float" office:value="80.5">
            <text:p>80.5</text:p>
          </table:table-cell>
          <table:table-cell table:formula="oooc:=[.G110] + [.$C$5] + [.$C$9]" office:value-type="float" office:value="80.6875">
            <text:p>80 11/16</text:p>
          </table:table-cell>
          <table:table-cell/>
          <table:table-cell table:formula="oooc:=[.C110]  &amp; &quot;,&quot; &amp; [.F110] &amp; &quot;,&quot; &amp; [.H110] &amp; &quot;,&quot; &amp; OFFSET([.J110];-1*([.D110]-1);-9)" office:value-type="string" office:string-value="99,H-1x3,80.6875,10">
            <text:p>99,H-1x3,80.6875,10</text:p>
          </table:table-cell>
        </table:table-row>
        <table:table-row table:style-name="ro1">
          <table:table-cell table:number-columns-repeated="2"/>
          <table:table-cell table:style-name="ce1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104];[TrimItems.$A$2:.$A$100];[TrimItems.$D$2:.$D$100])" office:value-type="float" office:value="80.5">
            <text:p>80.5</text:p>
          </table:table-cell>
          <table:table-cell table:formula="oooc:=[.G111] + [.$C$5] + [.$C$9]" office:value-type="float" office:value="80.6875">
            <text:p>80 11/16</text:p>
          </table:table-cell>
          <table:table-cell/>
          <table:table-cell table:formula="oooc:=[.C111]  &amp; &quot;,&quot; &amp; [.F111] &amp; &quot;,&quot; &amp; [.H111] &amp; &quot;,&quot; &amp; OFFSET([.J111];-1*([.D111]-1);-9)" office:value-type="string" office:string-value="100,H-1x3,80.6875,10">
            <text:p>100,H-1x3,80.6875,10</text:p>
          </table:table-cell>
        </table:table-row>
        <table:table-row table:style-name="ro1">
          <table:table-cell table:number-columns-repeated="2"/>
          <table:table-cell table:style-name="ce1"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string">
            <text:p>Side Casing</text:p>
          </table:table-cell>
          <table:table-cell office:value-type="string">
            <text:p>H-1x3</text:p>
          </table:table-cell>
          <table:table-cell table:style-name="Default" table:formula="oooc:=LOOKUP([.$A104];[TrimItems.$A$2:.$A$100];[TrimItems.$D$2:.$D$100])" office:value-type="float" office:value="80.5">
            <text:p>80.5</text:p>
          </table:table-cell>
          <table:table-cell table:formula="oooc:=[.G112] + [.$C$5] + [.$C$9]" office:value-type="float" office:value="80.6875">
            <text:p>80 11/16</text:p>
          </table:table-cell>
          <table:table-cell/>
          <table:table-cell table:formula="oooc:=[.C112]  &amp; &quot;,&quot; &amp; [.F112] &amp; &quot;,&quot; &amp; [.H112] &amp; &quot;,&quot; &amp; OFFSET([.J112];-1*([.D112]-1);-9)" office:value-type="string" office:string-value="101,H-1x3,80.6875,10">
            <text:p>101,H-1x3,80.6875,10</text:p>
          </table:table-cell>
        </table:table-row>
        <table:table-row table:style-name="ro1">
          <table:table-cell table:number-columns-repeated="2"/>
          <table:table-cell table:style-name="ce1"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104];[TrimItems.$A$2:.$A$100];[TrimItems.$C$2:.$C$100])" office:value-type="float" office:value="54">
            <text:p>54</text:p>
          </table:table-cell>
          <table:table-cell table:formula="oooc:=[.G113] - [.$C$4]*2 + [.$C$5]*2 + [.$C$3]*2 + [.$C$9]" office:value-type="float" office:value="57.875">
            <text:p>57 <text:s/>7/ 8</text:p>
          </table:table-cell>
          <table:table-cell/>
          <table:table-cell table:formula="oooc:=[.C113]  &amp; &quot;,&quot; &amp; [.F113] &amp; &quot;,&quot; &amp; [.H113] &amp; &quot;,&quot; &amp; OFFSET([.J113];-1*([.D113]-1);-9)" office:value-type="string" office:string-value="102,H-1x3/8,57.875,10">
            <text:p>102,H-1x3/8,57.875,10</text:p>
          </table:table-cell>
        </table:table-row>
        <table:table-row table:style-name="ro1">
          <table:table-cell table:number-columns-repeated="2"/>
          <table:table-cell table:style-name="ce1"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string">
            <text:p>Fillet</text:p>
          </table:table-cell>
          <table:table-cell office:value-type="string">
            <text:p>H-1x3/8</text:p>
          </table:table-cell>
          <table:table-cell table:style-name="Default" table:formula="oooc:=LOOKUP([.$A104];[TrimItems.$A$2:.$A$100];[TrimItems.$C$2:.$C$100])" office:value-type="float" office:value="54">
            <text:p>54</text:p>
          </table:table-cell>
          <table:table-cell table:formula="oooc:=[.G114] - [.$C$4]*2 + [.$C$5]*2 + [.$C$3]*2 + [.$C$9]" office:value-type="float" office:value="57.875">
            <text:p>57 <text:s/>7/ 8</text:p>
          </table:table-cell>
          <table:table-cell/>
          <table:table-cell table:formula="oooc:=[.C114]  &amp; &quot;,&quot; &amp; [.F114] &amp; &quot;,&quot; &amp; [.H114] &amp; &quot;,&quot; &amp; OFFSET([.J114];-1*([.D114]-1);-9)" office:value-type="string" office:string-value="103,H-1x3/8,57.875,10">
            <text:p>103,H-1x3/8,57.875,10</text:p>
          </table:table-cell>
        </table:table-row>
        <table:table-row table:style-name="ro1">
          <table:table-cell table:number-columns-repeated="2"/>
          <table:table-cell table:style-name="ce1"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ooc:=LOOKUP([.$A116];[TrimItems.$A$2:.$A$100];[TrimItems.$B$2:.$B$100])" office:value-type="string" office:string-value="Living Rm Base">
            <text:p>Living Rm Base</text:p>
          </table:table-cell>
          <table:table-cell table:style-name="ce1"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LR1</text:p>
          </table:table-cell>
          <table:table-cell office:value-type="string">
            <text:p>H-7/16x4</text:p>
          </table:table-cell>
          <table:table-cell office:value-type="float" office:value="124.5">
            <text:p>124 <text:s/>1/ 2</text:p>
          </table:table-cell>
          <table:table-cell table:formula="oooc:=[.G116]+[.$C$9]" office:value-type="float" office:value="124.5">
            <text:p>124 <text:s/>1/ 2</text:p>
          </table:table-cell>
          <table:table-cell/>
          <table:table-cell table:formula="oooc:=[.C116]  &amp; &quot;,&quot; &amp; [.F116] &amp; &quot;,&quot; &amp; [.H116] &amp; &quot;,&quot; &amp; OFFSET([.J116];-1*([.D116]-1);-9)" office:value-type="string" office:string-value="105,H-7/16x4,124.5,11">
            <text:p>105,H-7/16x4,124.5,11</text:p>
          </table:table-cell>
        </table:table-row>
        <table:table-row table:style-name="ro1">
          <table:table-cell table:number-columns-repeated="2"/>
          <table:table-cell table:style-name="ce1"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LR2</text:p>
          </table:table-cell>
          <table:table-cell office:value-type="string">
            <text:p>H-7/16x4</text:p>
          </table:table-cell>
          <table:table-cell office:value-type="float" office:value="46">
            <text:p>46 <text:s text:c="5"/></text:p>
          </table:table-cell>
          <table:table-cell table:formula="oooc:=[.G117]+[.$C$9]" office:value-type="float" office:value="46">
            <text:p>46 <text:s text:c="5"/></text:p>
          </table:table-cell>
          <table:table-cell/>
          <table:table-cell table:formula="oooc:=[.C117]  &amp; &quot;,&quot; &amp; [.F117] &amp; &quot;,&quot; &amp; [.H117] &amp; &quot;,&quot; &amp; OFFSET([.J117];-1*([.D117]-1);-9)" office:value-type="string" office:string-value="106,H-7/16x4,46,11">
            <text:p>106,H-7/16x4,46,11</text:p>
          </table:table-cell>
        </table:table-row>
        <table:table-row table:style-name="ro1">
          <table:table-cell table:number-columns-repeated="2"/>
          <table:table-cell table:style-name="ce1"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LR3</text:p>
          </table:table-cell>
          <table:table-cell office:value-type="string">
            <text:p>H-7/16x4</text:p>
          </table:table-cell>
          <table:table-cell office:value-type="float" office:value="160.5">
            <text:p>160 <text:s/>1/ 2</text:p>
          </table:table-cell>
          <table:table-cell table:formula="oooc:=[.G118]+[.$C$9]" office:value-type="float" office:value="160.5">
            <text:p>160 <text:s/>1/ 2</text:p>
          </table:table-cell>
          <table:table-cell/>
          <table:table-cell table:formula="oooc:=[.C118]  &amp; &quot;,&quot; &amp; [.F118] &amp; &quot;,&quot; &amp; [.H118] &amp; &quot;,&quot; &amp; OFFSET([.J118];-1*([.D118]-1);-9)" office:value-type="string" office:string-value="107,H-7/16x4,160.5,11">
            <text:p>107,H-7/16x4,160.5,11</text:p>
          </table:table-cell>
        </table:table-row>
        <table:table-row table:style-name="ro1">
          <table:table-cell table:number-columns-repeated="2"/>
          <table:table-cell table:style-name="ce1"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LR4</text:p>
          </table:table-cell>
          <table:table-cell office:value-type="string">
            <text:p>H-7/16x4</text:p>
          </table:table-cell>
          <table:table-cell office:value-type="float" office:value="84">
            <text:p>84 <text:s text:c="5"/></text:p>
          </table:table-cell>
          <table:table-cell table:formula="oooc:=[.G119]+[.$C$9]" office:value-type="float" office:value="84">
            <text:p>84 <text:s text:c="5"/></text:p>
          </table:table-cell>
          <table:table-cell/>
          <table:table-cell table:formula="oooc:=[.C119]  &amp; &quot;,&quot; &amp; [.F119] &amp; &quot;,&quot; &amp; [.H119] &amp; &quot;,&quot; &amp; OFFSET([.J119];-1*([.D119]-1);-9)" office:value-type="string" office:string-value="108,H-7/16x4,84,11">
            <text:p>108,H-7/16x4,84,11</text:p>
          </table:table-cell>
        </table:table-row>
        <table:table-row table:style-name="ro1">
          <table:table-cell table:number-columns-repeated="2"/>
          <table:table-cell table:style-name="ce1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string">
            <text:p>LR5</text:p>
          </table:table-cell>
          <table:table-cell office:value-type="string">
            <text:p>H-7/16x4</text:p>
          </table:table-cell>
          <table:table-cell office:value-type="float" office:value="19">
            <text:p>19 <text:s text:c="5"/></text:p>
          </table:table-cell>
          <table:table-cell table:formula="oooc:=[.G120]+[.$C$9]" office:value-type="float" office:value="19">
            <text:p>19 <text:s text:c="5"/></text:p>
          </table:table-cell>
          <table:table-cell/>
          <table:table-cell table:formula="oooc:=[.C120]  &amp; &quot;,&quot; &amp; [.F120] &amp; &quot;,&quot; &amp; [.H120] &amp; &quot;,&quot; &amp; OFFSET([.J120];-1*([.D120]-1);-9)" office:value-type="string" office:string-value="109,H-7/16x4,19,11">
            <text:p>109,H-7/16x4,19,11</text:p>
          </table:table-cell>
        </table:table-row>
        <table:table-row table:style-name="ro1">
          <table:table-cell table:number-columns-repeated="2"/>
          <table:table-cell table:style-name="ce1"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LR6</text:p>
          </table:table-cell>
          <table:table-cell office:value-type="string">
            <text:p>H-7/16x4</text:p>
          </table:table-cell>
          <table:table-cell office:value-type="float" office:value="65">
            <text:p>65 <text:s text:c="5"/></text:p>
          </table:table-cell>
          <table:table-cell table:formula="oooc:=[.G121]+[.$C$9]" office:value-type="float" office:value="65">
            <text:p>65 <text:s text:c="5"/></text:p>
          </table:table-cell>
          <table:table-cell/>
          <table:table-cell table:formula="oooc:=[.C121]  &amp; &quot;,&quot; &amp; [.F121] &amp; &quot;,&quot; &amp; [.H121] &amp; &quot;,&quot; &amp; OFFSET([.J121];-1*([.D121]-1);-9)" office:value-type="string" office:string-value="110,H-7/16x4,65,11">
            <text:p>110,H-7/16x4,65,11</text:p>
          </table:table-cell>
        </table:table-row>
        <table:table-row table:style-name="ro1">
          <table:table-cell table:number-columns-repeated="2"/>
          <table:table-cell table:style-name="ce1"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string">
            <text:p>LR7</text:p>
          </table:table-cell>
          <table:table-cell office:value-type="string">
            <text:p>H-7/16x4</text:p>
          </table:table-cell>
          <table:table-cell office:value-type="float" office:value="19">
            <text:p>19 <text:s text:c="5"/></text:p>
          </table:table-cell>
          <table:table-cell table:formula="oooc:=[.G122]+[.$C$9]" office:value-type="float" office:value="19">
            <text:p>19 <text:s text:c="5"/></text:p>
          </table:table-cell>
          <table:table-cell/>
          <table:table-cell table:formula="oooc:=[.C122]  &amp; &quot;,&quot; &amp; [.F122] &amp; &quot;,&quot; &amp; [.H122] &amp; &quot;,&quot; &amp; OFFSET([.J122];-1*([.D122]-1);-9)" office:value-type="string" office:string-value="111,H-7/16x4,19,11">
            <text:p>111,H-7/16x4,19,11</text:p>
          </table:table-cell>
        </table:table-row>
        <table:table-row table:style-name="ro1">
          <table:table-cell table:number-columns-repeated="2"/>
          <table:table-cell table:style-name="ce1"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string">
            <text:p>LR8</text:p>
          </table:table-cell>
          <table:table-cell office:value-type="string">
            <text:p>H-7/16x4</text:p>
          </table:table-cell>
          <table:table-cell office:value-type="float" office:value="79.5">
            <text:p>79 <text:s/>1/ 2</text:p>
          </table:table-cell>
          <table:table-cell table:formula="oooc:=[.G123]+[.$C$9]" office:value-type="float" office:value="79.5">
            <text:p>79 <text:s/>1/ 2</text:p>
          </table:table-cell>
          <table:table-cell/>
          <table:table-cell table:formula="oooc:=[.C123]  &amp; &quot;,&quot; &amp; [.F123] &amp; &quot;,&quot; &amp; [.H123] &amp; &quot;,&quot; &amp; OFFSET([.J123];-1*([.D123]-1);-9)" office:value-type="string" office:string-value="112,H-7/16x4,79.5,11">
            <text:p>112,H-7/16x4,79.5,11</text:p>
          </table:table-cell>
        </table:table-row>
        <table:table-row table:style-name="ro1">
          <table:table-cell table:number-columns-repeated="2"/>
          <table:table-cell table:style-name="ce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string">
            <text:p>LR9</text:p>
          </table:table-cell>
          <table:table-cell office:value-type="string">
            <text:p>H-7/16x4</text:p>
          </table:table-cell>
          <table:table-cell office:value-type="float" office:value="124">
            <text:p>124 <text:s text:c="5"/></text:p>
          </table:table-cell>
          <table:table-cell table:formula="oooc:=[.G124]+[.$C$9]" office:value-type="float" office:value="124">
            <text:p>124 <text:s text:c="5"/></text:p>
          </table:table-cell>
          <table:table-cell/>
          <table:table-cell table:formula="oooc:=[.C124]  &amp; &quot;,&quot; &amp; [.F124] &amp; &quot;,&quot; &amp; [.H124] &amp; &quot;,&quot; &amp; OFFSET([.J124];-1*([.D124]-1);-9)" office:value-type="string" office:string-value="113,H-7/16x4,124,11">
            <text:p>113,H-7/16x4,124,11</text:p>
          </table:table-cell>
        </table:table-row>
        <table:table-row table:style-name="ro1">
          <table:table-cell table:number-columns-repeated="2"/>
          <table:table-cell table:style-name="ce1"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string">
            <text:p>LR10</text:p>
          </table:table-cell>
          <table:table-cell office:value-type="string">
            <text:p>H-7/16x4</text:p>
          </table:table-cell>
          <table:table-cell office:value-type="float" office:value="0.1">
            <text:p><text:s text:c="2"/>1/10</text:p>
          </table:table-cell>
          <table:table-cell table:formula="oooc:=[.G125]+[.$C$9]" office:value-type="float" office:value="0.1">
            <text:p><text:s text:c="2"/>1/10</text:p>
          </table:table-cell>
          <table:table-cell/>
          <table:table-cell table:formula="oooc:=[.C125]  &amp; &quot;,&quot; &amp; [.F125] &amp; &quot;,&quot; &amp; [.H125] &amp; &quot;,&quot; &amp; OFFSET([.J125];-1*([.D125]-1);-9)" office:value-type="string" office:string-value="114,H-7/16x4,0.1,11">
            <text:p>114,H-7/16x4,0.1,11</text:p>
          </table:table-cell>
        </table:table-row>
        <table:table-row table:style-name="ro1">
          <table:table-cell table:number-columns-repeated="2"/>
          <table:table-cell table:style-name="ce1"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string">
            <text:p>LR11</text:p>
          </table:table-cell>
          <table:table-cell office:value-type="string">
            <text:p>H-7/16x4</text:p>
          </table:table-cell>
          <table:table-cell office:value-type="float" office:value="0.1">
            <text:p><text:s text:c="2"/>1/10</text:p>
          </table:table-cell>
          <table:table-cell table:formula="oooc:=[.G126]+[.$C$9]" office:value-type="float" office:value="0.1">
            <text:p><text:s text:c="2"/>1/10</text:p>
          </table:table-cell>
          <table:table-cell/>
          <table:table-cell table:formula="oooc:=[.C126]  &amp; &quot;,&quot; &amp; [.F126] &amp; &quot;,&quot; &amp; [.H126] &amp; &quot;,&quot; &amp; OFFSET([.J126];-1*([.D126]-1);-9)" office:value-type="string" office:string-value="115,H-7/16x4,0.1,11">
            <text:p>115,H-7/16x4,0.1,11</text:p>
          </table:table-cell>
        </table:table-row>
        <table:table-row table:style-name="ro1">
          <table:table-cell table:number-columns-repeated="2"/>
          <table:table-cell table:style-name="ce1" office:value-type="float" office:value="116">
            <text:p>116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ooc:=LOOKUP([.$A128];[TrimItems.$A$2:.$A$100];[TrimItems.$B$2:.$B$100])" office:value-type="string" office:string-value="Foyer &amp; Front Hall">
            <text:p>Foyer &amp; Front Hall</text:p>
          </table:table-cell>
          <table:table-cell table:style-name="ce1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FY1</text:p>
          </table:table-cell>
          <table:table-cell office:value-type="string">
            <text:p>H-7/16x4</text:p>
          </table:table-cell>
          <table:table-cell office:value-type="float" office:value="15.5">
            <text:p>15 <text:s/>1/ 2</text:p>
          </table:table-cell>
          <table:table-cell table:formula="oooc:=[.G128]+[.$C$9]" office:value-type="float" office:value="15.5">
            <text:p>15 <text:s/>1/ 2</text:p>
          </table:table-cell>
          <table:table-cell/>
          <table:table-cell table:formula="oooc:=[.C128]  &amp; &quot;,&quot; &amp; [.F128] &amp; &quot;,&quot; &amp; [.H128] &amp; &quot;,&quot; &amp; OFFSET([.J128];-1*([.D128]-1);-9)" office:value-type="string" office:string-value="117,H-7/16x4,15.5,12">
            <text:p>117,H-7/16x4,15.5,12</text:p>
          </table:table-cell>
        </table:table-row>
        <table:table-row table:style-name="ro1">
          <table:table-cell table:number-columns-repeated="2"/>
          <table:table-cell table:style-name="ce1"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FY2</text:p>
          </table:table-cell>
          <table:table-cell office:value-type="string">
            <text:p>H-7/16x4</text:p>
          </table:table-cell>
          <table:table-cell office:value-type="float" office:value="9.75">
            <text:p>9 <text:s/>3/ 4</text:p>
          </table:table-cell>
          <table:table-cell table:formula="oooc:=[.G129]+[.$C$9]" office:value-type="float" office:value="9.75">
            <text:p>9 <text:s/>3/ 4</text:p>
          </table:table-cell>
          <table:table-cell/>
          <table:table-cell table:formula="oooc:=[.C129]  &amp; &quot;,&quot; &amp; [.F129] &amp; &quot;,&quot; &amp; [.H129] &amp; &quot;,&quot; &amp; OFFSET([.J129];-1*([.D129]-1);-9)" office:value-type="string" office:string-value="118,H-7/16x4,9.75,12">
            <text:p>118,H-7/16x4,9.75,12</text:p>
          </table:table-cell>
        </table:table-row>
        <table:table-row table:style-name="ro1">
          <table:table-cell table:number-columns-repeated="2"/>
          <table:table-cell table:style-name="ce1"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string">
            <text:p>FY3</text:p>
          </table:table-cell>
          <table:table-cell office:value-type="string">
            <text:p>H-7/16x4</text:p>
          </table:table-cell>
          <table:table-cell office:value-type="float" office:value="129">
            <text:p>129 <text:s text:c="5"/></text:p>
          </table:table-cell>
          <table:table-cell table:formula="oooc:=[.G130]+[.$C$9]" office:value-type="float" office:value="129">
            <text:p>129 <text:s text:c="5"/></text:p>
          </table:table-cell>
          <table:table-cell/>
          <table:table-cell table:formula="oooc:=[.C130]  &amp; &quot;,&quot; &amp; [.F130] &amp; &quot;,&quot; &amp; [.H130] &amp; &quot;,&quot; &amp; OFFSET([.J130];-1*([.D130]-1);-9)" office:value-type="string" office:string-value="119,H-7/16x4,129,12">
            <text:p>119,H-7/16x4,129,12</text:p>
          </table:table-cell>
        </table:table-row>
        <table:table-row table:style-name="ro1">
          <table:table-cell table:number-columns-repeated="2"/>
          <table:table-cell table:style-name="ce1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FY4</text:p>
          </table:table-cell>
          <table:table-cell office:value-type="string">
            <text:p>H-7/16x4</text:p>
          </table:table-cell>
          <table:table-cell office:value-type="float" office:value="4">
            <text:p>4 <text:s text:c="5"/></text:p>
          </table:table-cell>
          <table:table-cell table:formula="oooc:=[.G131]+[.$C$9]" office:value-type="float" office:value="4">
            <text:p>4 <text:s text:c="5"/></text:p>
          </table:table-cell>
          <table:table-cell/>
          <table:table-cell table:formula="oooc:=[.C131]  &amp; &quot;,&quot; &amp; [.F131] &amp; &quot;,&quot; &amp; [.H131] &amp; &quot;,&quot; &amp; OFFSET([.J131];-1*([.D131]-1);-9)" office:value-type="string" office:string-value="120,H-7/16x4,4,12">
            <text:p>120,H-7/16x4,4,12</text:p>
          </table:table-cell>
        </table:table-row>
        <table:table-row table:style-name="ro1">
          <table:table-cell table:number-columns-repeated="2"/>
          <table:table-cell table:style-name="ce1"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string">
            <text:p>FY5</text:p>
          </table:table-cell>
          <table:table-cell office:value-type="string">
            <text:p>H-7/16x4</text:p>
          </table:table-cell>
          <table:table-cell office:value-type="float" office:value="55">
            <text:p>55 <text:s text:c="5"/></text:p>
          </table:table-cell>
          <table:table-cell table:formula="oooc:=[.G132]+[.$C$9]" office:value-type="float" office:value="55">
            <text:p>55 <text:s text:c="5"/></text:p>
          </table:table-cell>
          <table:table-cell/>
          <table:table-cell table:formula="oooc:=[.C132]  &amp; &quot;,&quot; &amp; [.F132] &amp; &quot;,&quot; &amp; [.H132] &amp; &quot;,&quot; &amp; OFFSET([.J132];-1*([.D132]-1);-9)" office:value-type="string" office:string-value="121,H-7/16x4,55,12">
            <text:p>121,H-7/16x4,55,12</text:p>
          </table:table-cell>
        </table:table-row>
        <table:table-row table:style-name="ro1">
          <table:table-cell table:number-columns-repeated="2"/>
          <table:table-cell table:style-name="ce1"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FY6</text:p>
          </table:table-cell>
          <table:table-cell office:value-type="string">
            <text:p>H-7/16x4</text:p>
          </table:table-cell>
          <table:table-cell office:value-type="float" office:value="39.5">
            <text:p>39 <text:s/>1/ 2</text:p>
          </table:table-cell>
          <table:table-cell table:formula="oooc:=[.G133]+[.$C$9]" office:value-type="float" office:value="39.5">
            <text:p>39 <text:s/>1/ 2</text:p>
          </table:table-cell>
          <table:table-cell/>
          <table:table-cell table:formula="oooc:=[.C133]  &amp; &quot;,&quot; &amp; [.F133] &amp; &quot;,&quot; &amp; [.H133] &amp; &quot;,&quot; &amp; OFFSET([.J133];-1*([.D133]-1);-9)" office:value-type="string" office:string-value="122,H-7/16x4,39.5,12">
            <text:p>122,H-7/16x4,39.5,12</text:p>
          </table:table-cell>
        </table:table-row>
        <table:table-row table:style-name="ro1">
          <table:table-cell table:number-columns-repeated="2"/>
          <table:table-cell table:style-name="ce1"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string">
            <text:p>FY7</text:p>
          </table:table-cell>
          <table:table-cell office:value-type="string">
            <text:p>H-7/16x4</text:p>
          </table:table-cell>
          <table:table-cell office:value-type="float" office:value="33">
            <text:p>33 <text:s text:c="5"/></text:p>
          </table:table-cell>
          <table:table-cell table:formula="oooc:=[.G134]+[.$C$9]" office:value-type="float" office:value="33">
            <text:p>33 <text:s text:c="5"/></text:p>
          </table:table-cell>
          <table:table-cell/>
          <table:table-cell table:formula="oooc:=[.C134]  &amp; &quot;,&quot; &amp; [.F134] &amp; &quot;,&quot; &amp; [.H134] &amp; &quot;,&quot; &amp; OFFSET([.J134];-1*([.D134]-1);-9)" office:value-type="string" office:string-value="123,H-7/16x4,33,12">
            <text:p>123,H-7/16x4,33,12</text:p>
          </table:table-cell>
        </table:table-row>
        <table:table-row table:style-name="ro1">
          <table:table-cell table:number-columns-repeated="2"/>
          <table:table-cell table:style-name="ce1"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string">
            <text:p>FY8</text:p>
          </table:table-cell>
          <table:table-cell office:value-type="string">
            <text:p>H-7/16x4</text:p>
          </table:table-cell>
          <table:table-cell office:value-type="float" office:value="73.5">
            <text:p>73 <text:s/>1/ 2</text:p>
          </table:table-cell>
          <table:table-cell table:formula="oooc:=[.G135]+[.$C$9]" office:value-type="float" office:value="73.5">
            <text:p>73 <text:s/>1/ 2</text:p>
          </table:table-cell>
          <table:table-cell/>
          <table:table-cell table:formula="oooc:=[.C135]  &amp; &quot;,&quot; &amp; [.F135] &amp; &quot;,&quot; &amp; [.H135] &amp; &quot;,&quot; &amp; OFFSET([.J135];-1*([.D135]-1);-9)" office:value-type="string" office:string-value="124,H-7/16x4,73.5,12">
            <text:p>124,H-7/16x4,73.5,12</text:p>
          </table:table-cell>
        </table:table-row>
        <table:table-row table:style-name="ro1">
          <table:table-cell table:number-columns-repeated="2"/>
          <table:table-cell table:style-name="ce1"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FY9</text:p>
          </table:table-cell>
          <table:table-cell office:value-type="string">
            <text:p>H-7/16x4</text:p>
          </table:table-cell>
          <table:table-cell office:value-type="float" office:value="15.5">
            <text:p>15 <text:s/>1/ 2</text:p>
          </table:table-cell>
          <table:table-cell table:formula="oooc:=[.G136]+[.$C$9]" office:value-type="float" office:value="15.5">
            <text:p>15 <text:s/>1/ 2</text:p>
          </table:table-cell>
          <table:table-cell/>
          <table:table-cell table:formula="oooc:=[.C136]  &amp; &quot;,&quot; &amp; [.F136] &amp; &quot;,&quot; &amp; [.H136] &amp; &quot;,&quot; &amp; OFFSET([.J136];-1*([.D136]-1);-9)" office:value-type="string" office:string-value="125,H-7/16x4,15.5,12">
            <text:p>125,H-7/16x4,15.5,12</text:p>
          </table:table-cell>
        </table:table-row>
        <table:table-row table:style-name="ro1">
          <table:table-cell table:number-columns-repeated="2"/>
          <table:table-cell table:style-name="ce1" office:value-type="float" office:value="126">
            <text:p>12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ooc:=LOOKUP([.$A138];[TrimItems.$A$2:.$A$100];[TrimItems.$B$2:.$B$100])" office:value-type="string" office:string-value="Back Hall">
            <text:p>Back Hall</text:p>
          </table:table-cell>
          <table:table-cell table:style-name="ce1"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BH1</text:p>
          </table:table-cell>
          <table:table-cell office:value-type="string">
            <text:p>H-7/16x4</text:p>
          </table:table-cell>
          <table:table-cell office:value-type="float" office:value="86.5">
            <text:p>86 <text:s/>1/ 2</text:p>
          </table:table-cell>
          <table:table-cell table:formula="oooc:=[.G138]+[.$C$9]" office:value-type="float" office:value="86.5">
            <text:p>86 <text:s/>1/ 2</text:p>
          </table:table-cell>
          <table:table-cell/>
          <table:table-cell table:formula="oooc:=[.C138]  &amp; &quot;,&quot; &amp; [.F138] &amp; &quot;,&quot; &amp; [.H138] &amp; &quot;,&quot; &amp; OFFSET([.J138];-1*([.D138]-1);-9)" office:value-type="string" office:string-value="127,H-7/16x4,86.5,13">
            <text:p>127,H-7/16x4,86.5,13</text:p>
          </table:table-cell>
        </table:table-row>
        <table:table-row table:style-name="ro1">
          <table:table-cell table:number-columns-repeated="2"/>
          <table:table-cell table:style-name="ce1"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BH2</text:p>
          </table:table-cell>
          <table:table-cell office:value-type="string">
            <text:p>H-7/16x4</text:p>
          </table:table-cell>
          <table:table-cell office:value-type="float" office:value="4.5">
            <text:p>4 <text:s/>1/ 2</text:p>
          </table:table-cell>
          <table:table-cell table:formula="oooc:=[.G139]+[.$C$9]" office:value-type="float" office:value="4.5">
            <text:p>4 <text:s/>1/ 2</text:p>
          </table:table-cell>
          <table:table-cell/>
          <table:table-cell table:formula="oooc:=[.C139]  &amp; &quot;,&quot; &amp; [.F139] &amp; &quot;,&quot; &amp; [.H139] &amp; &quot;,&quot; &amp; OFFSET([.J139];-1*([.D139]-1);-9)" office:value-type="string" office:string-value="128,H-7/16x4,4.5,13">
            <text:p>128,H-7/16x4,4.5,13</text:p>
          </table:table-cell>
        </table:table-row>
        <table:table-row table:style-name="ro1">
          <table:table-cell table:number-columns-repeated="2"/>
          <table:table-cell table:style-name="ce1"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BH3</text:p>
          </table:table-cell>
          <table:table-cell office:value-type="string">
            <text:p>H-7/16x4</text:p>
          </table:table-cell>
          <table:table-cell office:value-type="float" office:value="5.5">
            <text:p>5 <text:s/>1/ 2</text:p>
          </table:table-cell>
          <table:table-cell table:formula="oooc:=[.G140]+[.$C$9]" office:value-type="float" office:value="5.5">
            <text:p>5 <text:s/>1/ 2</text:p>
          </table:table-cell>
          <table:table-cell/>
          <table:table-cell table:formula="oooc:=[.C140]  &amp; &quot;,&quot; &amp; [.F140] &amp; &quot;,&quot; &amp; [.H140] &amp; &quot;,&quot; &amp; OFFSET([.J140];-1*([.D140]-1);-9)" office:value-type="string" office:string-value="129,H-7/16x4,5.5,13">
            <text:p>129,H-7/16x4,5.5,13</text:p>
          </table:table-cell>
        </table:table-row>
        <table:table-row table:style-name="ro1">
          <table:table-cell table:number-columns-repeated="2"/>
          <table:table-cell table:style-name="ce1"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BH4</text:p>
          </table:table-cell>
          <table:table-cell office:value-type="string">
            <text:p>H-7/16x4</text:p>
          </table:table-cell>
          <table:table-cell table:style-name="Default" office:value-type="float" office:value="35.75">
            <text:p>35.75</text:p>
          </table:table-cell>
          <table:table-cell table:formula="oooc:=[.G141]+[.$C$9]" office:value-type="float" office:value="35.75">
            <text:p>35 <text:s/>3/ 4</text:p>
          </table:table-cell>
          <table:table-cell/>
          <table:table-cell table:formula="oooc:=[.C141]  &amp; &quot;,&quot; &amp; [.F141] &amp; &quot;,&quot; &amp; [.H141] &amp; &quot;,&quot; &amp; OFFSET([.J141];-1*([.D141]-1);-9)" office:value-type="string" office:string-value="130,H-7/16x4,35.75,13">
            <text:p>130,H-7/16x4,35.75,13</text:p>
          </table:table-cell>
        </table:table-row>
        <table:table-row table:style-name="ro1">
          <table:table-cell table:number-columns-repeated="2"/>
          <table:table-cell table:style-name="ce1"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string">
            <text:p>BH5</text:p>
          </table:table-cell>
          <table:table-cell office:value-type="string">
            <text:p>H-7/16x4</text:p>
          </table:table-cell>
          <table:table-cell table:style-name="Default" office:value-type="float" office:value="37.75">
            <text:p>37.75</text:p>
          </table:table-cell>
          <table:table-cell table:formula="oooc:=[.G142]+[.$C$9]" office:value-type="float" office:value="37.75">
            <text:p>37 <text:s/>3/ 4</text:p>
          </table:table-cell>
          <table:table-cell/>
          <table:table-cell table:formula="oooc:=[.C142]  &amp; &quot;,&quot; &amp; [.F142] &amp; &quot;,&quot; &amp; [.H142] &amp; &quot;,&quot; &amp; OFFSET([.J142];-1*([.D142]-1);-9)" office:value-type="string" office:string-value="131,H-7/16x4,37.75,13">
            <text:p>131,H-7/16x4,37.75,13</text:p>
          </table:table-cell>
        </table:table-row>
        <table:table-row table:style-name="ro1">
          <table:table-cell table:number-columns-repeated="2"/>
          <table:table-cell table:style-name="ce1"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string">
            <text:p>BH6</text:p>
          </table:table-cell>
          <table:table-cell office:value-type="string">
            <text:p>H-7/16x4</text:p>
          </table:table-cell>
          <table:table-cell office:value-type="float" office:value="50">
            <text:p>50 <text:s text:c="5"/></text:p>
          </table:table-cell>
          <table:table-cell table:formula="oooc:=[.G143]+[.$C$9]" office:value-type="float" office:value="50">
            <text:p>50 <text:s text:c="5"/></text:p>
          </table:table-cell>
          <table:table-cell/>
          <table:table-cell table:formula="oooc:=[.C143]  &amp; &quot;,&quot; &amp; [.F143] &amp; &quot;,&quot; &amp; [.H143] &amp; &quot;,&quot; &amp; OFFSET([.J143];-1*([.D143]-1);-9)" office:value-type="string" office:string-value="132,H-7/16x4,50,13">
            <text:p>132,H-7/16x4,50,13</text:p>
          </table:table-cell>
        </table:table-row>
        <table:table-row table:style-name="ro1">
          <table:table-cell table:number-columns-repeated="2"/>
          <table:table-cell table:style-name="ce1"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string">
            <text:p>BH7</text:p>
          </table:table-cell>
          <table:table-cell office:value-type="string">
            <text:p>H-7/16x4</text:p>
          </table:table-cell>
          <table:table-cell office:value-type="float" office:value="44">
            <text:p>44 <text:s text:c="5"/></text:p>
          </table:table-cell>
          <table:table-cell table:formula="oooc:=[.G144]+[.$C$9]" office:value-type="float" office:value="44">
            <text:p>44 <text:s text:c="5"/></text:p>
          </table:table-cell>
          <table:table-cell/>
          <table:table-cell table:formula="oooc:=[.C144]  &amp; &quot;,&quot; &amp; [.F144] &amp; &quot;,&quot; &amp; [.H144] &amp; &quot;,&quot; &amp; OFFSET([.J144];-1*([.D144]-1);-9)" office:value-type="string" office:string-value="133,H-7/16x4,44,13">
            <text:p>133,H-7/16x4,44,13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 table:number-rows-repeated="653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rimItem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ce1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Trim Item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/>
          <table:table-cell office:value-type="string">
            <text:p>!Jam Outside Dimens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tchen Window</text:p>
          </table:table-cell>
          <table:table-cell office:value-type="float" office:value="36.25">
            <text:p>36.25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ving Rm Door 1</text:p>
          </table:table-cell>
          <table:table-cell office:value-type="float" office:value="33.5">
            <text:p>33.5</text:p>
          </table:table-cell>
          <table:table-cell office:value-type="float" office:value="83.75">
            <text:p>83.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ffice</text:p>
          </table:table-cell>
          <table:table-cell office:value-type="float" office:value="71.5">
            <text:p>71.5</text:p>
          </table:table-cell>
          <table:table-cell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est Room</text:p>
          </table:table-cell>
          <table:table-cell office:value-type="float" office:value="71.5">
            <text:p>71.5</text:p>
          </table:table-cell>
          <table:table-cell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ster Bed</text:p>
          </table:table-cell>
          <table:table-cell office:value-type="float" office:value="71.5">
            <text:p>71.5</text:p>
          </table:table-cell>
          <table:table-cell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ster Bath</text:p>
          </table:table-cell>
          <table:table-cell table:number-columns-repeated="2" office:value-type="float" office:value="35.5">
            <text:p>35.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iving Rm Front</text:p>
          </table:table-cell>
          <table:table-cell office:value-type="float" office:value="95.5">
            <text:p>95.5</text:p>
          </table:table-cell>
          <table:table-cell office:value-type="float" office:value="59.5">
            <text:p>59.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ving Rm Side 1</text:p>
          </table:table-cell>
          <table:table-cell office:value-type="float" office:value="35.5">
            <text:p>35.5</text:p>
          </table:table-cell>
          <table:table-cell office:value-type="float" office:value="47.5">
            <text:p>47.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iving Rm Side 2</text:p>
          </table:table-cell>
          <table:table-cell office:value-type="float" office:value="35.5">
            <text:p>35.5</text:p>
          </table:table-cell>
          <table:table-cell office:value-type="float" office:value="47.5">
            <text:p>47.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iving Rm Door 2</text:p>
          </table:table-cell>
          <table:table-cell office:value-type="float" office:value="54">
            <text:p>54</text:p>
          </table:table-cell>
          <table:table-cell office:value-type="float" office:value="80.5">
            <text:p>80.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ving Rm Base</text:p>
          </table:table-cell>
          <table:table-cell office:value-type="float" office:value="160">
            <text:p>160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yer &amp; Front Hall</text:p>
          </table:table-cell>
          <table:table-cell office:value-type="float" office:value="38.5">
            <text:p>38.5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ck Hall</text:p>
          </table:table-cell>
          <table:table-cell table:number-columns-repeated="4"/>
        </table:table-row>
        <table:table-row table:style-name="ro1" table:number-rows-repeated="65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terials" table:style-name="ta1" table:print="false">
        <table:table-column table:style-name="co9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aterial</text:p>
          </table:table-cell>
          <table:table-cell office:value-type="string">
            <text:p>Length</text:p>
          </table:table-cell>
          <table:table-cell office:value-type="string">
            <text:p>Price</text:p>
          </table:table-cell>
          <table:table-cell/>
          <table:table-cell table:formula="oooc:=[.A1] &amp; &quot;,&quot; &amp; [.B1] &amp; &quot;,&quot; &amp; [.C1] &amp; &quot;,&quot; &amp; [.D1]" office:value-type="string" office:string-value="ID,Material,Length,Price">
            <text:p>ID,Material,Length,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-1x5</text:p>
          </table:table-cell>
          <table:table-cell office:value-type="float" office:value="72">
            <text:p>72</text:p>
          </table:table-cell>
          <table:table-cell table:formula="oooc:=6*1.82" office:value-type="float" office:value="10.92">
            <text:p>10.92</text:p>
          </table:table-cell>
          <table:table-cell/>
          <table:table-cell table:formula="oooc:=[.A2] &amp; &quot;,&quot; &amp; [.B2] &amp; &quot;,&quot; &amp; [.C2] &amp; &quot;,&quot; &amp; [.D2]" office:value-type="string" office:string-value="1,H-1x5,72,10.92">
            <text:p>1,H-1x5,72,10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-1x5</text:p>
          </table:table-cell>
          <table:table-cell office:value-type="float" office:value="96">
            <text:p>96</text:p>
          </table:table-cell>
          <table:table-cell office:value-type="float" office:value="14.53">
            <text:p>14.53</text:p>
          </table:table-cell>
          <table:table-cell table:formula="oooc:=[.D3]/[.C3]*12" office:value-type="float" office:value="1.81625">
            <text:p>1.82</text:p>
          </table:table-cell>
          <table:table-cell table:formula="oooc:=[.A3] &amp; &quot;,&quot; &amp; [.B3] &amp; &quot;,&quot; &amp; [.C3] &amp; &quot;,&quot; &amp; [.D3]" office:value-type="string" office:string-value="2,H-1x5,96,14.53">
            <text:p>2,H-1x5,96,14.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-1x5</text:p>
          </table:table-cell>
          <table:table-cell office:value-type="float" office:value="120">
            <text:p>120</text:p>
          </table:table-cell>
          <table:table-cell office:value-type="float" office:value="18.16">
            <text:p>18.16</text:p>
          </table:table-cell>
          <table:table-cell/>
          <table:table-cell table:formula="oooc:=[.A4] &amp; &quot;,&quot; &amp; [.B4] &amp; &quot;,&quot; &amp; [.C4] &amp; &quot;,&quot; &amp; [.D4]" office:value-type="string" office:string-value="3,H-1x5,120,18.16">
            <text:p>3,H-1x5,120,18.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-1x3</text:p>
          </table:table-cell>
          <table:table-cell office:value-type="float" office:value="72">
            <text:p>72</text:p>
          </table:table-cell>
          <table:table-cell table:formula="oooc:=6*[.E6]" office:value-type="float" office:value="5.43">
            <text:p>5.43</text:p>
          </table:table-cell>
          <table:table-cell/>
          <table:table-cell table:formula="oooc:=[.A5] &amp; &quot;,&quot; &amp; [.B5] &amp; &quot;,&quot; &amp; [.C5] &amp; &quot;,&quot; &amp; [.D5]" office:value-type="string" office:string-value="4,H-1x3,72,5.43">
            <text:p>4,H-1x3,72,5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-1x3</text:p>
          </table:table-cell>
          <table:table-cell office:value-type="float" office:value="96">
            <text:p>96</text:p>
          </table:table-cell>
          <table:table-cell office:value-type="float" office:value="7.24">
            <text:p>7.24</text:p>
          </table:table-cell>
          <table:table-cell table:formula="oooc:=[.D6]/[.C6]*12" office:value-type="float" office:value="0.905">
            <text:p>0.91</text:p>
          </table:table-cell>
          <table:table-cell table:formula="oooc:=[.A6] &amp; &quot;,&quot; &amp; [.B6] &amp; &quot;,&quot; &amp; [.C6] &amp; &quot;,&quot; &amp; [.D6]" office:value-type="string" office:string-value="5,H-1x3,96,7.24">
            <text:p>5,H-1x3,96,7.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-1x3</text:p>
          </table:table-cell>
          <table:table-cell office:value-type="float" office:value="120">
            <text:p>120</text:p>
          </table:table-cell>
          <table:table-cell office:value-type="float" office:value="8.46">
            <text:p>8.46</text:p>
          </table:table-cell>
          <table:table-cell table:formula="oooc:=[.D7]/[.C7]*12" office:value-type="float" office:value="0.846">
            <text:p>0.85</text:p>
          </table:table-cell>
          <table:table-cell table:formula="oooc:=[.A7] &amp; &quot;,&quot; &amp; [.B7] &amp; &quot;,&quot; &amp; [.C7] &amp; &quot;,&quot; &amp; [.D7]" office:value-type="string" office:string-value="6,H-1x3,120,8.46">
            <text:p>6,H-1x3,120,8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-1x3/8</text:p>
          </table:table-cell>
          <table:table-cell office:value-type="float" office:value="96">
            <text:p>96</text:p>
          </table:table-cell>
          <table:table-cell table:formula="oooc:=0.65*8" office:value-type="float" office:value="5.2">
            <text:p>5.2</text:p>
          </table:table-cell>
          <table:table-cell/>
          <table:table-cell table:formula="oooc:=[.A8] &amp; &quot;,&quot; &amp; [.B8] &amp; &quot;,&quot; &amp; [.C8] &amp; &quot;,&quot; &amp; [.D8]" office:value-type="string" office:string-value="7,H-1x3/8,96,5.2">
            <text:p>7,H-1x3/8,96,5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-1x3/8</text:p>
          </table:table-cell>
          <table:table-cell office:value-type="float" office:value="120">
            <text:p>120</text:p>
          </table:table-cell>
          <table:table-cell table:formula="oooc:=0.65*10" office:value-type="float" office:value="6.5">
            <text:p>6.5</text:p>
          </table:table-cell>
          <table:table-cell/>
          <table:table-cell table:formula="oooc:=[.A9] &amp; &quot;,&quot; &amp; [.B9] &amp; &quot;,&quot; &amp; [.C9] &amp; &quot;,&quot; &amp; [.D9]" office:value-type="string" office:string-value="8,H-1x3/8,120,6.5">
            <text:p>8,H-1x3/8,120,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-7/16x4</text:p>
          </table:table-cell>
          <table:table-cell office:value-type="float" office:value="72">
            <text:p>72</text:p>
          </table:table-cell>
          <table:table-cell table:formula="oooc:=[.C10]/12*1.29" office:value-type="float" office:value="7.74">
            <text:p>7.74</text:p>
          </table:table-cell>
          <table:table-cell/>
          <table:table-cell table:formula="oooc:=[.A10] &amp; &quot;,&quot; &amp; [.B10] &amp; &quot;,&quot; &amp; [.C10] &amp; &quot;,&quot; &amp; [.D10]" office:value-type="string" office:string-value="9,H-7/16x4,72,7.74">
            <text:p>9,H-7/16x4,72,7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-7/16x4</text:p>
          </table:table-cell>
          <table:table-cell office:value-type="float" office:value="96">
            <text:p>96</text:p>
          </table:table-cell>
          <table:table-cell table:formula="oooc:=[.C11]/12*1.29" office:value-type="float" office:value="10.32">
            <text:p>10.32</text:p>
          </table:table-cell>
          <table:table-cell/>
          <table:table-cell table:formula="oooc:=[.A11] &amp; &quot;,&quot; &amp; [.B11] &amp; &quot;,&quot; &amp; [.C11] &amp; &quot;,&quot; &amp; [.D11]" office:value-type="string" office:string-value="10,H-7/16x4,96,10.32">
            <text:p>10,H-7/16x4,96,10.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-7/16x4</text:p>
          </table:table-cell>
          <table:table-cell office:value-type="float" office:value="120">
            <text:p>120</text:p>
          </table:table-cell>
          <table:table-cell table:formula="oooc:=[.C12]/12*1.29" office:value-type="float" office:value="12.9">
            <text:p>12.9</text:p>
          </table:table-cell>
          <table:table-cell/>
          <table:table-cell table:formula="oooc:=[.A12] &amp; &quot;,&quot; &amp; [.B12] &amp; &quot;,&quot; &amp; [.C12] &amp; &quot;,&quot; &amp; [.D12]" office:value-type="string" office:string-value="11,H-7/16x4,120,12.9">
            <text:p>11,H-7/16x4,120,12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-7/16x4</text:p>
          </table:table-cell>
          <table:table-cell office:value-type="float" office:value="144">
            <text:p>144</text:p>
          </table:table-cell>
          <table:table-cell table:formula="oooc:=[.C13]/12*1.29" office:value-type="float" office:value="15.48">
            <text:p>15.48</text:p>
          </table:table-cell>
          <table:table-cell/>
          <table:table-cell table:formula="oooc:=[.A13] &amp; &quot;,&quot; &amp; [.B13] &amp; &quot;,&quot; &amp; [.C13] &amp; &quot;,&quot; &amp; [.D13]" office:value-type="string" office:string-value="12,H-7/16x4,144,15.48">
            <text:p>12,H-7/16x4,144,15.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-7/16x4</text:p>
          </table:table-cell>
          <table:table-cell office:value-type="float" office:value="168">
            <text:p>168</text:p>
          </table:table-cell>
          <table:table-cell table:formula="oooc:=[.C14]/12*1.29" office:value-type="float" office:value="18.06">
            <text:p>18.06</text:p>
          </table:table-cell>
          <table:table-cell table:formula="oooc:=[.C14]/12" office:value-type="float" office:value="14">
            <text:p>14</text:p>
          </table:table-cell>
          <table:table-cell table:formula="oooc:=[.A14] &amp; &quot;,&quot; &amp; [.B14] &amp; &quot;,&quot; &amp; [.C14] &amp; &quot;,&quot; &amp; [.D14]" office:value-type="string" office:string-value="13,H-7/16x4,168,18.06">
            <text:p>13,H-7/16x4,168,18.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10/27/2009</text:date>, <text:time>00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d Haren</meta:initial-creator>
    <meta:creation-date>2009-09-27T10:19:17</meta:creation-date>
    <dc:creator>Tod Haren</dc:creator>
    <dc:date>2009-10-27T00:47:48</dc:date>
    <dc:language>en-US</dc:language>
    <meta:editing-cycles>20</meta:editing-cycles>
    <meta:editing-duration>P4DT18H14M55S</meta:editing-duration>
    <meta:user-defined meta:name="Info 1"/>
    <meta:user-defined meta:name="Info 2"/>
    <meta:user-defined meta:name="Info 3"/>
    <meta:user-defined meta:name="Info 4"/>
    <meta:document-statistic meta:table-count="3" meta:cell-count="1038"/>
  </office:meta>
</office:document-meta>
</file>